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language="it" fo:country="IT"/>
    </style:style>
    <style:style style:name="P2" style:family="paragraph" style:parent-style-name="Standard">
      <style:text-properties fo:language="it" fo:country="IT" officeooo:rsid="0008338f" officeooo:paragraph-rsid="0008338f"/>
    </style:style>
    <style:style style:name="P3" style:family="paragraph" style:parent-style-name="Standard">
      <style:text-properties fo:language="it" fo:country="IT" officeooo:rsid="0008338f" officeooo:paragraph-rsid="00088c3c"/>
    </style:style>
    <style:style style:name="P4" style:family="paragraph" style:parent-style-name="Standard">
      <style:text-properties fo:language="it" fo:country="IT" fo:font-weight="bold" officeooo:rsid="0009cc4f" officeooo:paragraph-rsid="002d03d3" style:font-weight-asian="bold" style:font-weight-complex="bold"/>
    </style:style>
    <style:style style:name="P5" style:family="paragraph" style:parent-style-name="Standard">
      <style:text-properties fo:language="it" fo:country="IT" style:text-underline-style="solid" style:text-underline-width="auto" style:text-underline-color="font-color" fo:font-weight="normal" officeooo:rsid="000accb7" officeooo:paragraph-rsid="002d03d3" style:font-weight-asian="normal" style:font-weight-complex="normal"/>
    </style:style>
    <style:style style:name="P6" style:family="paragraph" style:parent-style-name="Standard">
      <style:text-properties fo:language="it" fo:country="IT" style:text-underline-style="solid" style:text-underline-width="auto" style:text-underline-color="font-color" fo:font-weight="normal" officeooo:rsid="000c8e43" officeooo:paragraph-rsid="002d03d3" style:font-weight-asian="normal" style:font-weight-complex="normal"/>
    </style:style>
    <style:style style:name="P7" style:family="paragraph" style:parent-style-name="Standard">
      <style:text-properties fo:language="it" fo:country="IT" style:text-underline-style="solid" style:text-underline-width="auto" style:text-underline-color="font-color" fo:font-weight="normal" officeooo:rsid="00133233" officeooo:paragraph-rsid="002d03d3" style:font-weight-asian="normal" style:font-weight-complex="normal"/>
    </style:style>
    <style:style style:name="P8" style:family="paragraph" style:parent-style-name="Standard">
      <style:text-properties fo:language="it" fo:country="IT" style:text-underline-style="solid" style:text-underline-width="auto" style:text-underline-color="font-color" fo:font-weight="normal" officeooo:rsid="001a3078" officeooo:paragraph-rsid="001a3078" style:font-weight-asian="normal" style:font-weight-complex="normal"/>
    </style:style>
    <style:style style:name="P9" style:family="paragraph" style:parent-style-name="Standard">
      <style:text-properties fo:language="it" fo:country="IT" style:text-underline-style="solid" style:text-underline-width="auto" style:text-underline-color="font-color" fo:font-weight="normal" officeooo:rsid="00210fb4" officeooo:paragraph-rsid="00210fb4" style:font-weight-asian="normal" style:font-weight-complex="normal"/>
    </style:style>
    <style:style style:name="P10" style:family="paragraph" style:parent-style-name="Standard">
      <style:text-properties fo:language="it" fo:country="IT" style:text-underline-style="solid" style:text-underline-width="auto" style:text-underline-color="font-color" fo:font-weight="normal" officeooo:rsid="00272d44" officeooo:paragraph-rsid="00272d44" style:font-weight-asian="normal" style:font-weight-complex="normal"/>
    </style:style>
    <style:style style:name="P11" style:family="paragraph" style:parent-style-name="Standard">
      <style:text-properties fo:language="it" fo:country="IT" style:text-underline-style="solid" style:text-underline-width="auto" style:text-underline-color="font-color" fo:font-weight="normal" officeooo:rsid="002f20fc" officeooo:paragraph-rsid="002f20fc" style:font-weight-asian="normal" style:font-weight-complex="normal"/>
    </style:style>
    <style:style style:name="P12" style:family="paragraph" style:parent-style-name="Standard">
      <style:text-properties fo:language="it" fo:country="IT" style:text-underline-style="solid" style:text-underline-width="auto" style:text-underline-color="font-color" fo:font-weight="normal" officeooo:rsid="00308257" officeooo:paragraph-rsid="00308257" style:font-weight-asian="normal" style:font-weight-complex="normal"/>
    </style:style>
    <style:style style:name="P13" style:family="paragraph" style:parent-style-name="Standard">
      <style:text-properties fo:language="it" fo:country="IT" style:text-underline-style="solid" style:text-underline-width="auto" style:text-underline-color="font-color" fo:font-weight="normal" officeooo:rsid="0031af35" officeooo:paragraph-rsid="0031af35" style:font-weight-asian="normal" style:font-weight-complex="normal"/>
    </style:style>
    <style:style style:name="P14" style:family="paragraph" style:parent-style-name="Standard">
      <style:text-properties fo:language="it" fo:country="IT" style:text-underline-style="solid" style:text-underline-width="auto" style:text-underline-color="font-color" fo:font-weight="normal" officeooo:rsid="00332ec1" officeooo:paragraph-rsid="00332ec1" style:font-weight-asian="normal" style:font-weight-complex="normal"/>
    </style:style>
    <style:style style:name="P15" style:family="paragraph" style:parent-style-name="Standard">
      <style:text-properties fo:language="it" fo:country="IT" style:text-underline-style="solid" style:text-underline-width="auto" style:text-underline-color="font-color" fo:font-weight="normal" officeooo:rsid="0044f79f" officeooo:paragraph-rsid="0044f79f" style:font-weight-asian="normal" style:font-weight-complex="normal"/>
    </style:style>
    <style:style style:name="P16" style:family="paragraph" style:parent-style-name="Standard">
      <style:text-properties fo:language="it" fo:country="IT" style:text-underline-style="none" fo:font-weight="normal" officeooo:rsid="00133233" officeooo:paragraph-rsid="00133233" style:font-weight-asian="normal" style:font-weight-complex="normal"/>
    </style:style>
    <style:style style:name="P17" style:family="paragraph" style:parent-style-name="Standard">
      <style:text-properties fo:language="it" fo:country="IT" style:text-underline-style="none" fo:font-weight="normal" officeooo:rsid="00162d07" officeooo:paragraph-rsid="00162d07" style:font-weight-asian="normal" style:font-weight-complex="normal"/>
    </style:style>
    <style:style style:name="P18" style:family="paragraph" style:parent-style-name="Standard">
      <style:text-properties fo:language="it" fo:country="IT" style:text-underline-style="none" fo:font-weight="normal" officeooo:rsid="00225454" officeooo:paragraph-rsid="00225454" style:font-weight-asian="normal" style:font-weight-complex="normal"/>
    </style:style>
    <style:style style:name="P19" style:family="paragraph" style:parent-style-name="Standard">
      <style:text-properties fo:language="it" fo:country="IT" style:text-underline-style="none" fo:font-weight="normal" officeooo:rsid="0014864d" officeooo:paragraph-rsid="0014864d" style:font-weight-asian="normal" style:font-weight-complex="normal"/>
    </style:style>
    <style:style style:name="P20" style:family="paragraph" style:parent-style-name="Standard">
      <style:text-properties fo:language="it" fo:country="IT" style:text-underline-style="none" fo:font-weight="normal" officeooo:rsid="00210fb4" officeooo:paragraph-rsid="00210fb4" style:font-weight-asian="normal" style:font-weight-complex="normal"/>
    </style:style>
    <style:style style:name="P21" style:family="paragraph" style:parent-style-name="Standard">
      <style:text-properties fo:language="it" fo:country="IT" style:text-underline-style="none" fo:font-weight="normal" officeooo:rsid="0009cc4f" officeooo:paragraph-rsid="002d03d3" style:font-weight-asian="normal" style:font-weight-complex="normal"/>
    </style:style>
    <style:style style:name="P22" style:family="paragraph" style:parent-style-name="Standard">
      <style:text-properties fo:language="it" fo:country="IT" style:text-underline-style="none" fo:font-weight="normal" officeooo:rsid="000accb7" officeooo:paragraph-rsid="002d03d3" style:font-weight-asian="normal" style:font-weight-complex="normal"/>
    </style:style>
    <style:style style:name="P23" style:family="paragraph" style:parent-style-name="Standard">
      <style:text-properties fo:language="it" fo:country="IT" style:text-underline-style="none" fo:font-weight="normal" officeooo:rsid="000e27a0" officeooo:paragraph-rsid="002d03d3" style:font-weight-asian="normal" style:font-weight-complex="normal"/>
    </style:style>
    <style:style style:name="P24" style:family="paragraph" style:parent-style-name="Standard">
      <style:text-properties fo:language="it" fo:country="IT" style:text-underline-style="none" fo:font-weight="normal" officeooo:rsid="0054f8ee" officeooo:paragraph-rsid="0054f8ee" style:font-weight-asian="normal" style:font-weight-complex="normal"/>
    </style:style>
    <style:style style:name="P25" style:family="paragraph" style:parent-style-name="Standard">
      <style:text-properties fo:language="it" fo:country="IT" style:text-underline-style="none" fo:font-weight="normal" officeooo:rsid="0058134d" officeooo:paragraph-rsid="0058134d" style:font-weight-asian="normal" style:font-weight-complex="normal"/>
    </style:style>
    <style:style style:name="P26" style:family="paragraph" style:parent-style-name="Standard">
      <style:text-properties fo:language="it" fo:country="IT" style:text-underline-style="none" fo:font-weight="normal" officeooo:rsid="005c2584" officeooo:paragraph-rsid="005c2584" style:font-weight-asian="normal" style:font-weight-complex="normal"/>
    </style:style>
    <style:style style:name="P27" style:family="paragraph" style:parent-style-name="Standard">
      <style:text-properties fo:language="it" fo:country="IT" style:text-underline-style="none" fo:font-weight="normal" officeooo:rsid="005d45a9" officeooo:paragraph-rsid="005d45a9" style:font-weight-asian="normal" style:font-weight-complex="normal"/>
    </style:style>
    <style:style style:name="P28" style:family="paragraph" style:parent-style-name="Standard">
      <style:text-properties fo:language="it" fo:country="IT" style:text-underline-style="none" fo:font-weight="normal" officeooo:rsid="005d78f1" officeooo:paragraph-rsid="005d78f1" style:font-weight-asian="normal" style:font-weight-complex="normal"/>
    </style:style>
    <style:style style:name="P29" style:family="paragraph" style:parent-style-name="Standard">
      <style:text-properties fo:language="it" fo:country="IT" style:text-underline-style="none" fo:font-weight="normal" officeooo:rsid="005f2511" officeooo:paragraph-rsid="005f2511" style:font-weight-asian="normal" style:font-weight-complex="normal"/>
    </style:style>
    <style:style style:name="P30" style:family="paragraph" style:parent-style-name="Standard">
      <style:text-properties fo:language="it" fo:country="IT" style:text-underline-style="none" fo:font-weight="normal" officeooo:rsid="005f8be9" officeooo:paragraph-rsid="005f8be9" style:font-weight-asian="normal" style:font-weight-complex="normal"/>
    </style:style>
    <style:style style:name="P31" style:family="paragraph" style:parent-style-name="Standard">
      <style:text-properties fo:language="it" fo:country="IT" style:text-underline-style="none" fo:font-weight="bold" officeooo:rsid="000e27a0" officeooo:paragraph-rsid="002d03d3" style:font-weight-asian="bold" style:font-weight-complex="bold"/>
    </style:style>
    <style:style style:name="P32" style:family="paragraph" style:parent-style-name="Standard">
      <style:text-properties fo:language="it" fo:country="IT" style:text-underline-style="none" fo:font-weight="bold" officeooo:rsid="0055d848" officeooo:paragraph-rsid="0055d848" style:font-weight-asian="bold" style:font-weight-complex="bold"/>
    </style:style>
    <style:style style:name="P33" style:family="paragraph" style:parent-style-name="Standard">
      <style:text-properties fo:language="it" fo:country="IT" fo:font-weight="normal" officeooo:rsid="0052349a" officeooo:paragraph-rsid="0052349a" style:font-weight-asian="normal" style:font-weight-complex="normal"/>
    </style:style>
    <style:style style:name="P34" style:family="paragraph" style:parent-style-name="Standard">
      <style:text-properties fo:language="it" fo:country="IT" fo:font-weight="normal" officeooo:rsid="005396b7" officeooo:paragraph-rsid="005396b7" style:font-weight-asian="normal" style:font-weight-complex="normal"/>
    </style:style>
    <style:style style:name="P35" style:family="paragraph" style:parent-style-name="Standard">
      <style:text-properties fo:language="it" fo:country="IT" fo:font-weight="normal" officeooo:rsid="00668a1d" officeooo:paragraph-rsid="00668a1d" style:font-weight-asian="normal" style:font-weight-complex="normal"/>
    </style:style>
    <style:style style:name="P36" style:family="paragraph" style:parent-style-name="Standard">
      <style:text-properties fo:language="it" fo:country="IT" fo:font-weight="normal" officeooo:rsid="00668a1d" officeooo:paragraph-rsid="0068a2f5" style:font-weight-asian="normal" style:font-weight-complex="normal"/>
    </style:style>
    <style:style style:name="P37" style:family="paragraph" style:parent-style-name="Standard">
      <style:text-properties fo:language="it" fo:country="IT" fo:font-weight="normal" officeooo:rsid="0068a2f5" officeooo:paragraph-rsid="0068a2f5" style:font-weight-asian="normal" style:font-weight-complex="normal"/>
    </style:style>
    <style:style style:name="P38" style:family="paragraph" style:parent-style-name="Standard">
      <style:text-properties fo:language="it" fo:country="IT" officeooo:rsid="006262e6" officeooo:paragraph-rsid="006262e6"/>
    </style:style>
    <style:style style:name="P39" style:family="paragraph" style:parent-style-name="Standard">
      <style:text-properties fo:language="it" fo:country="IT" officeooo:rsid="0062d187" officeooo:paragraph-rsid="0062d187"/>
    </style:style>
    <style:style style:name="P40" style:family="paragraph" style:parent-style-name="Standard">
      <style:text-properties fo:language="it" fo:country="IT" officeooo:rsid="0064885f" officeooo:paragraph-rsid="0064885f"/>
    </style:style>
    <style:style style:name="P41" style:family="paragraph" style:parent-style-name="Standard">
      <style:text-properties fo:font-size="18pt" fo:language="it" fo:country="IT" officeooo:rsid="0008338f" officeooo:paragraph-rsid="0008338f" style:font-size-asian="18pt" style:font-size-complex="18pt"/>
    </style:style>
    <style:style style:name="P42" style:family="paragraph" style:parent-style-name="Standard">
      <style:text-properties fo:font-size="18pt" fo:language="it" fo:country="IT" style:text-underline-style="none" fo:font-weight="normal" officeooo:rsid="00162d07" officeooo:paragraph-rsid="00162d07" style:font-size-asian="18pt" style:font-weight-asian="normal" style:font-size-complex="18pt" style:font-weight-complex="normal"/>
    </style:style>
    <style:style style:name="P43" style:family="paragraph" style:parent-style-name="Standard">
      <style:text-properties fo:font-size="18pt" fo:language="it" fo:country="IT" style:text-underline-style="none" fo:font-weight="normal" officeooo:rsid="002d03d3" officeooo:paragraph-rsid="002d03d3" style:font-size-asian="18pt" style:font-weight-asian="normal" style:font-size-complex="18pt" style:font-weight-complex="normal"/>
    </style:style>
    <style:style style:name="P44" style:family="paragraph" style:parent-style-name="Standard">
      <style:text-properties fo:font-size="18pt" fo:language="it" fo:country="IT" style:text-underline-style="none" fo:font-weight="normal" officeooo:rsid="00614d67" officeooo:paragraph-rsid="00614d67" style:font-size-asian="18pt" style:font-weight-asian="normal" style:font-size-complex="18pt" style:font-weight-complex="normal"/>
    </style:style>
    <style:style style:name="P45" style:family="paragraph" style:parent-style-name="Standard">
      <style:text-properties fo:font-size="18pt" fo:language="it" fo:country="IT" style:text-underline-style="solid" style:text-underline-width="auto" style:text-underline-color="font-color" fo:font-weight="normal" officeooo:rsid="006baf4d" officeooo:paragraph-rsid="006baf4d" style:font-size-asian="18pt" style:font-weight-asian="normal" style:font-size-complex="18pt" style:font-weight-complex="normal"/>
    </style:style>
    <style:style style:name="P46" style:family="paragraph" style:parent-style-name="Standard">
      <style:text-properties officeooo:paragraph-rsid="0009647a"/>
    </style:style>
    <style:style style:name="P47" style:family="paragraph" style:parent-style-name="Standard">
      <style:text-properties style:text-position="0% 100%" fo:language="it" fo:country="IT" style:text-underline-style="none" fo:font-weight="normal" officeooo:rsid="002b50a0" officeooo:paragraph-rsid="002b50a0" style:font-weight-asian="normal" style:font-weight-complex="normal"/>
    </style:style>
    <style:style style:name="P48" style:family="paragraph" style:parent-style-name="Standard">
      <style:text-properties style:text-position="0% 100%" fo:language="it" fo:country="IT" style:text-underline-style="none" fo:font-weight="normal" officeooo:rsid="00308257" officeooo:paragraph-rsid="00308257" style:font-weight-asian="normal" style:font-weight-complex="normal"/>
    </style:style>
    <style:style style:name="P49" style:family="paragraph" style:parent-style-name="Standard">
      <style:text-properties style:text-position="0% 100%" fo:language="it" fo:country="IT" style:text-underline-style="none" fo:font-weight="normal" officeooo:rsid="0031af35" officeooo:paragraph-rsid="0031af35" style:font-weight-asian="normal" style:font-weight-complex="normal"/>
    </style:style>
    <style:style style:name="P50" style:family="paragraph" style:parent-style-name="Standard">
      <style:text-properties style:text-position="0% 100%" fo:language="it" fo:country="IT" style:text-underline-style="none" fo:font-weight="normal" officeooo:rsid="00436335" officeooo:paragraph-rsid="00436335" style:font-weight-asian="normal" style:font-weight-complex="normal"/>
    </style:style>
    <style:style style:name="P51" style:family="paragraph" style:parent-style-name="Standard">
      <style:text-properties style:text-position="0% 100%" fo:language="it" fo:country="IT" style:text-underline-style="none" fo:font-weight="normal" officeooo:rsid="0045bba5" officeooo:paragraph-rsid="0045bba5" style:font-weight-asian="normal" style:font-weight-complex="normal"/>
    </style:style>
    <style:style style:name="P52" style:family="paragraph" style:parent-style-name="Standard">
      <style:text-properties style:text-position="0% 100%" fo:language="it" fo:country="IT" style:text-underline-style="none" fo:font-weight="normal" officeooo:rsid="004607fd" officeooo:paragraph-rsid="004607fd" style:font-weight-asian="normal" style:font-weight-complex="normal"/>
    </style:style>
    <style:style style:name="P53" style:family="paragraph" style:parent-style-name="Standard">
      <style:text-properties style:text-position="0% 100%" fo:language="it" fo:country="IT" style:text-underline-style="none" fo:font-weight="normal" officeooo:rsid="004de5ef" officeooo:paragraph-rsid="004de5ef" style:font-weight-asian="normal" style:font-weight-complex="normal"/>
    </style:style>
    <style:style style:name="P54" style:family="paragraph" style:parent-style-name="Standard">
      <style:text-properties style:text-position="0% 100%" fo:language="it" fo:country="IT" style:text-underline-style="none" fo:font-weight="bold" officeooo:rsid="00465d01" officeooo:paragraph-rsid="00465d01" style:font-weight-asian="bold" style:font-weight-complex="bold"/>
    </style:style>
    <style:style style:name="P55" style:family="paragraph" style:parent-style-name="Standard">
      <style:text-properties style:text-position="0% 100%" fo:language="it" fo:country="IT" style:text-underline-style="solid" style:text-underline-width="auto" style:text-underline-color="font-color" fo:font-weight="bold" officeooo:rsid="004de5ef" officeooo:paragraph-rsid="004de5ef" style:font-weight-asian="bold" style:font-weight-complex="bold"/>
    </style:style>
    <style:style style:name="P56" style:family="paragraph" style:parent-style-name="Standard">
      <style:text-properties style:text-position="0% 100%" fo:font-size="18pt" fo:language="it" fo:country="IT" style:text-underline-style="none" fo:font-weight="normal" officeooo:rsid="004ee17d" officeooo:paragraph-rsid="004ee17d" style:font-size-asian="18pt" style:font-weight-asian="normal" style:font-size-complex="18pt" style:font-weight-complex="normal"/>
    </style:style>
    <style:style style:name="P57" style:family="paragraph" style:parent-style-name="Standard">
      <style:text-properties style:text-underline-style="solid" style:text-underline-width="auto" style:text-underline-color="font-color" officeooo:rsid="0055d848" officeooo:paragraph-rsid="0055d848"/>
    </style:style>
    <style:style style:name="P58" style:family="paragraph" style:parent-style-name="Standard">
      <style:text-properties style:text-underline-style="solid" style:text-underline-width="auto" style:text-underline-color="font-color" officeooo:rsid="005684b1" officeooo:paragraph-rsid="005684b1"/>
    </style:style>
    <style:style style:name="P59" style:family="paragraph" style:parent-style-name="Standard">
      <style:text-properties style:text-underline-style="solid" style:text-underline-width="auto" style:text-underline-color="font-color" fo:font-weight="normal" officeooo:rsid="005d78f1" officeooo:paragraph-rsid="005d78f1" style:font-weight-asian="normal" style:font-weight-complex="normal"/>
    </style:style>
    <style:style style:name="P60" style:family="paragraph" style:parent-style-name="Standard">
      <style:text-properties style:text-underline-style="solid" style:text-underline-width="auto" style:text-underline-color="font-color" fo:font-weight="normal" officeooo:rsid="005f2511" officeooo:paragraph-rsid="005f2511" style:font-weight-asian="normal" style:font-weight-complex="normal"/>
    </style:style>
    <style:style style:name="P61" style:family="paragraph" style:parent-style-name="Standard">
      <style:text-properties style:text-underline-style="solid" style:text-underline-width="auto" style:text-underline-color="font-color" officeooo:rsid="00703f5f" officeooo:paragraph-rsid="00703f5f"/>
    </style:style>
    <style:style style:name="P62" style:family="paragraph" style:parent-style-name="Standard">
      <style:text-properties style:text-underline-style="solid" style:text-underline-width="auto" style:text-underline-color="font-color" fo:font-weight="bold" officeooo:rsid="0072eeb2" officeooo:paragraph-rsid="0072eeb2"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73358e" officeooo:paragraph-rsid="0073358e"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7406e1" officeooo:paragraph-rsid="007406e1"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763c27" officeooo:paragraph-rsid="00763c27" style:font-weight-asian="bold" style:font-weight-complex="bold"/>
    </style:style>
    <style:style style:name="P66" style:family="paragraph" style:parent-style-name="Standard">
      <style:text-properties officeooo:rsid="0052349a" officeooo:paragraph-rsid="0052349a"/>
    </style:style>
    <style:style style:name="P67" style:family="paragraph" style:parent-style-name="Standard">
      <style:text-properties officeooo:rsid="0054ad0e" officeooo:paragraph-rsid="0054ad0e"/>
    </style:style>
    <style:style style:name="P68" style:family="paragraph" style:parent-style-name="Standard">
      <style:text-properties officeooo:paragraph-rsid="0064885f"/>
    </style:style>
    <style:style style:name="P69" style:family="paragraph" style:parent-style-name="Standard">
      <style:text-properties officeooo:rsid="006baf4d" officeooo:paragraph-rsid="006baf4d"/>
    </style:style>
    <style:style style:name="P70" style:family="paragraph" style:parent-style-name="Standard" style:list-style-name="L1">
      <style:text-properties fo:language="it" fo:country="IT" fo:font-weight="bold" officeooo:rsid="0009647a" officeooo:paragraph-rsid="0009647a" style:font-weight-asian="bold" style:font-weight-complex="bold"/>
    </style:style>
    <style:style style:name="P71" style:family="paragraph" style:parent-style-name="Standard" style:list-style-name="L1">
      <style:text-properties fo:language="it" fo:country="IT" fo:font-weight="bold" officeooo:rsid="0009cc4f" officeooo:paragraph-rsid="0009cc4f" style:font-weight-asian="bold" style:font-weight-complex="bold"/>
    </style:style>
    <style:style style:name="P72" style:family="paragraph" style:parent-style-name="Standard" style:list-style-name="L4">
      <style:text-properties fo:language="it" fo:country="IT" fo:font-weight="bold" officeooo:rsid="0009cc4f" officeooo:paragraph-rsid="002d03d3" style:font-weight-asian="bold" style:font-weight-complex="bold"/>
    </style:style>
    <style:style style:name="P73" style:family="paragraph" style:parent-style-name="Standard" style:list-style-name="L1">
      <style:text-properties fo:language="it" fo:country="IT" fo:font-weight="normal" officeooo:rsid="0009647a" officeooo:paragraph-rsid="0009647a" style:font-weight-asian="normal" style:font-weight-complex="normal"/>
    </style:style>
    <style:style style:name="P74" style:family="paragraph" style:parent-style-name="Standard" style:list-style-name="L1">
      <style:text-properties fo:language="it" fo:country="IT" fo:font-weight="normal" officeooo:rsid="0009cc4f" officeooo:paragraph-rsid="0009cc4f" style:font-weight-asian="normal" style:font-weight-complex="normal"/>
    </style:style>
    <style:style style:name="P75" style:family="paragraph" style:parent-style-name="Standard" style:list-style-name="L15">
      <style:text-properties fo:language="it" fo:country="IT" fo:font-weight="normal" officeooo:rsid="005396b7" officeooo:paragraph-rsid="005396b7" style:font-weight-asian="normal" style:font-weight-complex="normal"/>
    </style:style>
    <style:style style:name="P76" style:family="paragraph" style:parent-style-name="Standard" style:list-style-name="L19">
      <style:text-properties fo:language="it" fo:country="IT" fo:font-weight="normal" officeooo:rsid="0064885f" officeooo:paragraph-rsid="0064885f" style:font-weight-asian="normal" style:font-weight-complex="normal"/>
    </style:style>
    <style:style style:name="P77" style:family="paragraph" style:parent-style-name="Standard" style:list-style-name="L20">
      <style:text-properties fo:language="it" fo:country="IT" fo:font-weight="normal" officeooo:rsid="0068a2f5" officeooo:paragraph-rsid="0068a2f5" style:font-weight-asian="normal" style:font-weight-complex="normal"/>
    </style:style>
    <style:style style:name="P78" style:family="paragraph" style:parent-style-name="Standard">
      <style:text-properties fo:language="it" fo:country="IT" fo:font-weight="normal" officeooo:rsid="006baf4d" officeooo:paragraph-rsid="006baf4d" style:font-weight-asian="normal" style:font-weight-complex="normal"/>
    </style:style>
    <style:style style:name="P79" style:family="paragraph" style:parent-style-name="Standard">
      <style:text-properties fo:language="it" fo:country="IT" fo:font-weight="normal" officeooo:rsid="006d33d1" officeooo:paragraph-rsid="006d33d1" style:font-weight-asian="normal" style:font-weight-complex="normal"/>
    </style:style>
    <style:style style:name="P80" style:family="paragraph" style:parent-style-name="Standard">
      <style:text-properties fo:language="it" fo:country="IT" fo:font-weight="normal" officeooo:rsid="006d558d" officeooo:paragraph-rsid="006d558d" style:font-weight-asian="normal" style:font-weight-complex="normal"/>
    </style:style>
    <style:style style:name="P81" style:family="paragraph" style:parent-style-name="Standard" style:list-style-name="L2">
      <style:text-properties fo:language="it" fo:country="IT" style:text-underline-style="solid" style:text-underline-width="auto" style:text-underline-color="font-color" fo:font-weight="normal" officeooo:rsid="00162d07" officeooo:paragraph-rsid="00162d07" style:font-weight-asian="normal" style:font-weight-complex="normal"/>
    </style:style>
    <style:style style:name="P82" style:family="paragraph" style:parent-style-name="Standard" style:list-style-name="L3">
      <style:text-properties fo:language="it" fo:country="IT" style:text-underline-style="solid" style:text-underline-width="auto" style:text-underline-color="font-color" fo:font-weight="normal" officeooo:rsid="00210fb4" officeooo:paragraph-rsid="00210fb4" style:font-weight-asian="normal" style:font-weight-complex="normal"/>
    </style:style>
    <style:style style:name="P83" style:family="paragraph" style:parent-style-name="Standard" style:list-style-name="L5">
      <style:text-properties fo:language="it" fo:country="IT" style:text-underline-style="solid" style:text-underline-width="auto" style:text-underline-color="font-color" fo:font-weight="normal" officeooo:rsid="000accb7" officeooo:paragraph-rsid="002d03d3" style:font-weight-asian="normal" style:font-weight-complex="normal"/>
    </style:style>
    <style:style style:name="P84" style:family="paragraph" style:parent-style-name="Standard" style:list-style-name="L6">
      <style:text-properties fo:language="it" fo:country="IT" style:text-underline-style="solid" style:text-underline-width="auto" style:text-underline-color="font-color" fo:font-weight="normal" officeooo:rsid="000c8e43" officeooo:paragraph-rsid="002d03d3" style:font-weight-asian="normal" style:font-weight-complex="normal"/>
    </style:style>
    <style:style style:name="P85" style:family="paragraph" style:parent-style-name="Standard" style:list-style-name="L7">
      <style:text-properties fo:language="it" fo:country="IT" style:text-underline-style="solid" style:text-underline-width="auto" style:text-underline-color="font-color" fo:font-weight="normal" officeooo:rsid="000e27a0" officeooo:paragraph-rsid="002d03d3" style:font-weight-asian="normal" style:font-weight-complex="normal"/>
    </style:style>
    <style:style style:name="P86" style:family="paragraph" style:parent-style-name="Standard" style:list-style-name="L8">
      <style:text-properties fo:language="it" fo:country="IT" style:text-underline-style="solid" style:text-underline-width="auto" style:text-underline-color="font-color" fo:font-weight="normal" officeooo:rsid="002781bf" officeooo:paragraph-rsid="002781bf" style:font-weight-asian="normal" style:font-weight-complex="normal"/>
    </style:style>
    <style:style style:name="P87" style:family="paragraph" style:parent-style-name="Standard" style:list-style-name="L8">
      <style:text-properties fo:language="it" fo:country="IT" style:text-underline-style="solid" style:text-underline-width="auto" style:text-underline-color="font-color" fo:font-weight="normal" officeooo:rsid="002b50a0" officeooo:paragraph-rsid="002b50a0" style:font-weight-asian="normal" style:font-weight-complex="normal"/>
    </style:style>
    <style:style style:name="P88" style:family="paragraph" style:parent-style-name="Standard" style:list-style-name="L9">
      <style:text-properties fo:language="it" fo:country="IT" style:text-underline-style="solid" style:text-underline-width="auto" style:text-underline-color="font-color" fo:font-weight="normal" officeooo:rsid="00308257" officeooo:paragraph-rsid="00308257" style:font-weight-asian="normal" style:font-weight-complex="normal"/>
    </style:style>
    <style:style style:name="P89" style:family="paragraph" style:parent-style-name="Standard" style:list-style-name="L10">
      <style:text-properties fo:language="it" fo:country="IT" style:text-underline-style="solid" style:text-underline-width="auto" style:text-underline-color="font-color" fo:font-weight="normal" officeooo:rsid="0031af35" officeooo:paragraph-rsid="0031af35" style:font-weight-asian="normal" style:font-weight-complex="normal"/>
    </style:style>
    <style:style style:name="P90" style:family="paragraph" style:parent-style-name="Standard" style:list-style-name="L11">
      <style:text-properties fo:language="it" fo:country="IT" style:text-underline-style="solid" style:text-underline-width="auto" style:text-underline-color="font-color" fo:font-weight="normal" officeooo:rsid="00332ec1" officeooo:paragraph-rsid="00332ec1" style:font-weight-asian="normal" style:font-weight-complex="normal"/>
    </style:style>
    <style:style style:name="P91" style:family="paragraph" style:parent-style-name="Standard" style:list-style-name="L11">
      <style:text-properties fo:language="it" fo:country="IT" style:text-underline-style="solid" style:text-underline-width="auto" style:text-underline-color="font-color" fo:font-weight="normal" officeooo:rsid="0034d5b9" officeooo:paragraph-rsid="0034d5b9" style:font-weight-asian="normal" style:font-weight-complex="normal"/>
    </style:style>
    <style:style style:name="P92" style:family="paragraph" style:parent-style-name="Standard" style:list-style-name="L11">
      <style:text-properties fo:language="it" fo:country="IT" style:text-underline-style="solid" style:text-underline-width="auto" style:text-underline-color="font-color" fo:font-weight="normal" officeooo:rsid="0036c7b3" officeooo:paragraph-rsid="0036c7b3" style:font-weight-asian="normal" style:font-weight-complex="normal"/>
    </style:style>
    <style:style style:name="P93" style:family="paragraph" style:parent-style-name="Standard" style:list-style-name="L11">
      <style:text-properties fo:language="it" fo:country="IT" style:text-underline-style="solid" style:text-underline-width="auto" style:text-underline-color="font-color" fo:font-weight="normal" officeooo:rsid="00375941" officeooo:paragraph-rsid="00375941" style:font-weight-asian="normal" style:font-weight-complex="normal"/>
    </style:style>
    <style:style style:name="P94" style:family="paragraph" style:parent-style-name="Standard" style:list-style-name="L11">
      <style:text-properties fo:language="it" fo:country="IT" style:text-underline-style="solid" style:text-underline-width="auto" style:text-underline-color="font-color" fo:font-weight="normal" officeooo:rsid="0039ce3b" officeooo:paragraph-rsid="0039ce3b" style:font-weight-asian="normal" style:font-weight-complex="normal"/>
    </style:style>
    <style:style style:name="P95" style:family="paragraph" style:parent-style-name="Standard" style:list-style-name="L11">
      <style:text-properties fo:language="it" fo:country="IT" style:text-underline-style="solid" style:text-underline-width="auto" style:text-underline-color="font-color" fo:font-weight="normal" officeooo:rsid="003a2658" officeooo:paragraph-rsid="003a2658" style:font-weight-asian="normal" style:font-weight-complex="normal"/>
    </style:style>
    <style:style style:name="P96" style:family="paragraph" style:parent-style-name="Standard" style:list-style-name="L11">
      <style:text-properties fo:language="it" fo:country="IT" style:text-underline-style="solid" style:text-underline-width="auto" style:text-underline-color="font-color" fo:font-weight="normal" officeooo:rsid="003a691b" officeooo:paragraph-rsid="003a691b" style:font-weight-asian="normal" style:font-weight-complex="normal"/>
    </style:style>
    <style:style style:name="P97" style:family="paragraph" style:parent-style-name="Standard" style:list-style-name="L11">
      <style:text-properties fo:language="it" fo:country="IT" style:text-underline-style="solid" style:text-underline-width="auto" style:text-underline-color="font-color" fo:font-weight="normal" officeooo:rsid="003b8a06" officeooo:paragraph-rsid="003b8a06" style:font-weight-asian="normal" style:font-weight-complex="normal"/>
    </style:style>
    <style:style style:name="P98" style:family="paragraph" style:parent-style-name="Standard" style:list-style-name="L11">
      <style:text-properties fo:language="it" fo:country="IT" style:text-underline-style="solid" style:text-underline-width="auto" style:text-underline-color="font-color" fo:font-weight="normal" officeooo:rsid="003c79b2" officeooo:paragraph-rsid="003c79b2" style:font-weight-asian="normal" style:font-weight-complex="normal"/>
    </style:style>
    <style:style style:name="P99" style:family="paragraph" style:parent-style-name="Standard" style:list-style-name="L11">
      <style:text-properties fo:language="it" fo:country="IT" style:text-underline-style="solid" style:text-underline-width="auto" style:text-underline-color="font-color" fo:font-weight="normal" officeooo:rsid="003d56b1" officeooo:paragraph-rsid="003d56b1" style:font-weight-asian="normal" style:font-weight-complex="normal"/>
    </style:style>
    <style:style style:name="P100" style:family="paragraph" style:parent-style-name="Standard" style:list-style-name="L11">
      <style:text-properties fo:language="it" fo:country="IT" style:text-underline-style="solid" style:text-underline-width="auto" style:text-underline-color="font-color" fo:font-weight="normal" officeooo:rsid="0041b95b" officeooo:paragraph-rsid="0041b95b" style:font-weight-asian="normal" style:font-weight-complex="normal"/>
    </style:style>
    <style:style style:name="P101" style:family="paragraph" style:parent-style-name="Standard" style:list-style-name="L11">
      <style:text-properties fo:language="it" fo:country="IT" style:text-underline-style="solid" style:text-underline-width="auto" style:text-underline-color="font-color" fo:font-weight="normal" officeooo:rsid="00420d87" officeooo:paragraph-rsid="00420d87" style:font-weight-asian="normal" style:font-weight-complex="normal"/>
    </style:style>
    <style:style style:name="P102" style:family="paragraph" style:parent-style-name="Standard" style:list-style-name="L11">
      <style:text-properties fo:language="it" fo:country="IT" style:text-underline-style="solid" style:text-underline-width="auto" style:text-underline-color="font-color" fo:font-weight="normal" officeooo:rsid="00436335" officeooo:paragraph-rsid="00436335" style:font-weight-asian="normal" style:font-weight-complex="normal"/>
    </style:style>
    <style:style style:name="P103" style:family="paragraph" style:parent-style-name="Standard" style:list-style-name="L12">
      <style:text-properties fo:language="it" fo:country="IT" style:text-underline-style="solid" style:text-underline-width="auto" style:text-underline-color="font-color" fo:font-weight="normal" officeooo:rsid="0044f79f" officeooo:paragraph-rsid="0044f79f" style:font-weight-asian="normal" style:font-weight-complex="normal"/>
    </style:style>
    <style:style style:name="P104" style:family="paragraph" style:parent-style-name="Standard" style:list-style-name="L12">
      <style:text-properties fo:language="it" fo:country="IT" style:text-underline-style="solid" style:text-underline-width="auto" style:text-underline-color="font-color" fo:font-weight="normal" officeooo:rsid="0045bba5" officeooo:paragraph-rsid="0045bba5" style:font-weight-asian="normal" style:font-weight-complex="normal"/>
    </style:style>
    <style:style style:name="P105" style:family="paragraph" style:parent-style-name="Standard" style:list-style-name="L13">
      <style:text-properties fo:language="it" fo:country="IT" style:text-underline-style="solid" style:text-underline-width="auto" style:text-underline-color="font-color" fo:font-weight="normal" officeooo:rsid="004607fd" officeooo:paragraph-rsid="004607fd" style:font-weight-asian="normal" style:font-weight-complex="normal"/>
    </style:style>
    <style:style style:name="P106" style:family="paragraph" style:parent-style-name="Standard" style:list-style-name="L21">
      <style:text-properties fo:language="it" fo:country="IT" style:text-underline-style="solid" style:text-underline-width="auto" style:text-underline-color="font-color" fo:font-weight="normal" officeooo:rsid="0068a2f5" officeooo:paragraph-rsid="0068a2f5" style:font-weight-asian="normal" style:font-weight-complex="normal"/>
    </style:style>
    <style:style style:name="P107" style:family="paragraph" style:parent-style-name="Standard" style:list-style-name="L21">
      <style:text-properties fo:language="it" fo:country="IT" style:text-underline-style="solid" style:text-underline-width="auto" style:text-underline-color="font-color" fo:font-weight="normal" officeooo:rsid="0068c4ce" officeooo:paragraph-rsid="0068c4ce" style:font-weight-asian="normal" style:font-weight-complex="normal"/>
    </style:style>
    <style:style style:name="P108" style:family="paragraph" style:parent-style-name="Standard" style:list-style-name="L27">
      <style:text-properties fo:language="it" fo:country="IT" style:text-underline-style="solid" style:text-underline-width="auto" style:text-underline-color="font-color" fo:font-weight="normal" officeooo:rsid="0075d612" officeooo:paragraph-rsid="0075d612" style:font-weight-asian="normal" style:font-weight-complex="normal"/>
    </style:style>
    <style:style style:name="P109" style:family="paragraph" style:parent-style-name="Standard" style:list-style-name="L4">
      <style:text-properties fo:language="it" fo:country="IT" style:text-underline-style="solid" style:text-underline-width="auto" style:text-underline-color="font-color" fo:font-weight="bold" officeooo:rsid="0009cc4f" officeooo:paragraph-rsid="002d03d3" style:font-weight-asian="bold" style:font-weight-complex="bold"/>
    </style:style>
    <style:style style:name="P110" style:family="paragraph" style:parent-style-name="Standard" style:list-style-name="L7">
      <style:text-properties fo:language="it" fo:country="IT" style:text-underline-style="solid" style:text-underline-width="auto" style:text-underline-color="font-color" fo:font-weight="bold" officeooo:rsid="000e27a0" officeooo:paragraph-rsid="002d03d3" style:font-weight-asian="bold" style:font-weight-complex="bold"/>
    </style:style>
    <style:style style:name="P111" style:family="paragraph" style:parent-style-name="Standard" style:list-style-name="L11">
      <style:text-properties fo:language="it" fo:country="IT" style:text-underline-style="solid" style:text-underline-width="auto" style:text-underline-color="font-color" fo:font-weight="bold" officeooo:rsid="003a691b" officeooo:paragraph-rsid="003a691b" style:font-weight-asian="bold" style:font-weight-complex="bold"/>
    </style:style>
    <style:style style:name="P112" style:family="paragraph" style:parent-style-name="Standard" style:list-style-name="L31">
      <style:text-properties fo:language="it" fo:country="IT" style:text-underline-style="solid" style:text-underline-width="auto" style:text-underline-color="font-color" fo:font-weight="bold" officeooo:rsid="007a9c6b" officeooo:paragraph-rsid="007a9c6b" style:font-weight-asian="bold" style:font-weight-complex="bold"/>
    </style:style>
    <style:style style:name="P113" style:family="paragraph" style:parent-style-name="Standard" style:list-style-name="L32">
      <style:text-properties fo:language="it" fo:country="IT" style:text-underline-style="solid" style:text-underline-width="auto" style:text-underline-color="font-color" fo:font-weight="bold" officeooo:rsid="00860e4a" officeooo:paragraph-rsid="00860e4a" style:font-weight-asian="bold" style:font-weight-complex="bold"/>
    </style:style>
    <style:style style:name="P114" style:family="paragraph" style:parent-style-name="Standard" style:list-style-name="L32">
      <style:text-properties fo:language="it" fo:country="IT" style:text-underline-style="solid" style:text-underline-width="auto" style:text-underline-color="font-color" fo:font-weight="bold" officeooo:rsid="008655c5" officeooo:paragraph-rsid="008655c5" style:font-weight-asian="bold" style:font-weight-complex="bold"/>
    </style:style>
    <style:style style:name="P115" style:family="paragraph" style:parent-style-name="Standard" style:list-style-name="L32">
      <style:text-properties fo:language="it" fo:country="IT" style:text-underline-style="solid" style:text-underline-width="auto" style:text-underline-color="font-color" fo:font-weight="bold" officeooo:rsid="0086e9f7" officeooo:paragraph-rsid="0086e9f7" style:font-weight-asian="bold" style:font-weight-complex="bold"/>
    </style:style>
    <style:style style:name="P116" style:family="paragraph" style:parent-style-name="Standard">
      <style:text-properties fo:language="it" fo:country="IT" style:text-underline-style="solid" style:text-underline-width="auto" style:text-underline-color="font-color" fo:font-weight="bold" officeooo:rsid="0086e9f7" officeooo:paragraph-rsid="0086e9f7" style:font-weight-asian="bold" style:font-weight-complex="bold"/>
    </style:style>
    <style:style style:name="P117" style:family="paragraph" style:parent-style-name="Standard">
      <style:text-properties fo:language="it" fo:country="IT" style:text-underline-style="solid" style:text-underline-width="auto" style:text-underline-color="font-color" fo:font-weight="bold" officeooo:rsid="0086f747" officeooo:paragraph-rsid="0086f747" style:font-weight-asian="bold" style:font-weight-complex="bold"/>
    </style:style>
    <style:style style:name="P118" style:family="paragraph" style:parent-style-name="Standard" style:list-style-name="L33">
      <style:text-properties fo:language="it" fo:country="IT" style:text-underline-style="solid" style:text-underline-width="auto" style:text-underline-color="font-color" fo:font-weight="bold" officeooo:rsid="0086f747" officeooo:paragraph-rsid="0086f747" style:font-weight-asian="bold" style:font-weight-complex="bold"/>
    </style:style>
    <style:style style:name="P119" style:family="paragraph" style:parent-style-name="Standard" style:list-style-name="L33">
      <style:text-properties fo:language="it" fo:country="IT" style:text-underline-style="solid" style:text-underline-width="auto" style:text-underline-color="font-color" fo:font-weight="bold" officeooo:rsid="0087e7e7" officeooo:paragraph-rsid="0087e7e7" style:font-weight-asian="bold" style:font-weight-complex="bold"/>
    </style:style>
    <style:style style:name="P120" style:family="paragraph" style:parent-style-name="Standard" style:list-style-name="L33">
      <style:text-properties fo:language="it" fo:country="IT" style:text-underline-style="solid" style:text-underline-width="auto" style:text-underline-color="font-color" fo:font-weight="bold" officeooo:rsid="0088525c" officeooo:paragraph-rsid="0088525c" style:font-weight-asian="bold" style:font-weight-complex="bold"/>
    </style:style>
    <style:style style:name="P121" style:family="paragraph" style:parent-style-name="Standard">
      <style:text-properties fo:language="it" fo:country="IT" style:text-underline-style="solid" style:text-underline-width="auto" style:text-underline-color="font-color" fo:font-weight="bold" officeooo:rsid="0088525c" officeooo:paragraph-rsid="0088525c" style:font-weight-asian="bold" style:font-weight-complex="bold"/>
    </style:style>
    <style:style style:name="P122" style:family="paragraph" style:parent-style-name="Standard">
      <style:text-properties fo:language="it" fo:country="IT" style:text-underline-style="solid" style:text-underline-width="auto" style:text-underline-color="font-color" fo:font-weight="bold" officeooo:rsid="008ad7b9" officeooo:paragraph-rsid="008ad7b9" style:font-weight-asian="bold" style:font-weight-complex="bold"/>
    </style:style>
    <style:style style:name="P123" style:family="paragraph" style:parent-style-name="Standard" style:list-style-name="L34">
      <style:text-properties fo:language="it" fo:country="IT" style:text-underline-style="solid" style:text-underline-width="auto" style:text-underline-color="font-color" fo:font-weight="bold" officeooo:rsid="008ad7b9" officeooo:paragraph-rsid="008ad7b9" style:font-weight-asian="bold" style:font-weight-complex="bold"/>
    </style:style>
    <style:style style:name="P124" style:family="paragraph" style:parent-style-name="Standard" style:list-style-name="L34">
      <style:text-properties fo:language="it" fo:country="IT" style:text-underline-style="solid" style:text-underline-width="auto" style:text-underline-color="font-color" fo:font-weight="bold" officeooo:rsid="008c7782" officeooo:paragraph-rsid="008c7782" style:font-weight-asian="bold" style:font-weight-complex="bold"/>
    </style:style>
    <style:style style:name="P125" style:family="paragraph" style:parent-style-name="Standard" style:list-style-name="L34">
      <style:text-properties fo:language="it" fo:country="IT" style:text-underline-style="solid" style:text-underline-width="auto" style:text-underline-color="font-color" fo:font-weight="bold" officeooo:rsid="008d9b44" officeooo:paragraph-rsid="008d9b44" style:font-weight-asian="bold" style:font-weight-complex="bold"/>
    </style:style>
    <style:style style:name="P126" style:family="paragraph" style:parent-style-name="Standard">
      <style:text-properties fo:language="it" fo:country="IT" style:text-underline-style="solid" style:text-underline-width="auto" style:text-underline-color="font-color" fo:font-weight="bold" officeooo:rsid="008eee5e" officeooo:paragraph-rsid="008eee5e" style:font-weight-asian="bold" style:font-weight-complex="bold"/>
    </style:style>
    <style:style style:name="P127" style:family="paragraph" style:parent-style-name="Standard" style:list-style-name="L35">
      <style:text-properties fo:language="it" fo:country="IT" style:text-underline-style="solid" style:text-underline-width="auto" style:text-underline-color="font-color" fo:font-weight="bold" officeooo:rsid="008eee5e" officeooo:paragraph-rsid="008eee5e" style:font-weight-asian="bold" style:font-weight-complex="bold"/>
    </style:style>
    <style:style style:name="P128" style:family="paragraph" style:parent-style-name="Standard" style:list-style-name="L34">
      <style:text-properties fo:language="it" fo:country="IT" style:text-underline-style="solid" style:text-underline-width="auto" style:text-underline-color="font-color" fo:font-weight="bold" officeooo:rsid="008ff7b4" officeooo:paragraph-rsid="008ff7b4" style:font-weight-asian="bold" style:font-weight-complex="bold"/>
    </style:style>
    <style:style style:name="P129" style:family="paragraph" style:parent-style-name="Standard" style:list-style-name="L34">
      <style:text-properties fo:language="it" fo:country="IT" style:text-underline-style="solid" style:text-underline-width="auto" style:text-underline-color="font-color" fo:font-weight="bold" officeooo:rsid="009101c1" officeooo:paragraph-rsid="009101c1" style:font-weight-asian="bold" style:font-weight-complex="bold"/>
    </style:style>
    <style:style style:name="P130" style:family="paragraph" style:parent-style-name="Standard" style:list-style-name="L34">
      <style:text-properties fo:language="it" fo:country="IT" style:text-underline-style="solid" style:text-underline-width="auto" style:text-underline-color="font-color" fo:font-weight="bold" officeooo:rsid="0092a5cd" officeooo:paragraph-rsid="0092a5cd" style:font-weight-asian="bold" style:font-weight-complex="bold"/>
    </style:style>
    <style:style style:name="P131" style:family="paragraph" style:parent-style-name="Standard" style:list-style-name="L34">
      <style:text-properties fo:language="it" fo:country="IT" style:text-underline-style="solid" style:text-underline-width="auto" style:text-underline-color="font-color" fo:font-weight="bold" officeooo:rsid="00932411" officeooo:paragraph-rsid="00932411" style:font-weight-asian="bold" style:font-weight-complex="bold"/>
    </style:style>
    <style:style style:name="P132" style:family="paragraph" style:parent-style-name="Standard" style:list-style-name="L34">
      <style:text-properties fo:language="it" fo:country="IT" style:text-underline-style="solid" style:text-underline-width="auto" style:text-underline-color="font-color" fo:font-weight="bold" officeooo:rsid="00951199" officeooo:paragraph-rsid="00951199" style:font-weight-asian="bold" style:font-weight-complex="bold"/>
    </style:style>
    <style:style style:name="P133" style:family="paragraph" style:parent-style-name="Standard" style:list-style-name="L3">
      <style:text-properties fo:language="it" fo:country="IT" style:text-underline-style="none" fo:font-weight="normal" officeooo:rsid="00210fb4" officeooo:paragraph-rsid="00210fb4" style:font-weight-asian="normal" style:font-weight-complex="normal"/>
    </style:style>
    <style:style style:name="P134" style:family="paragraph" style:parent-style-name="Standard" style:list-style-name="L5">
      <style:text-properties fo:language="it" fo:country="IT" style:text-underline-style="none" fo:font-weight="normal" officeooo:rsid="000accb7" officeooo:paragraph-rsid="002d03d3" style:font-weight-asian="normal" style:font-weight-complex="normal"/>
    </style:style>
    <style:style style:name="P135" style:family="paragraph" style:parent-style-name="Standard" style:list-style-name="L6">
      <style:text-properties fo:language="it" fo:country="IT" style:text-underline-style="none" fo:font-weight="normal" officeooo:rsid="000c8e43" officeooo:paragraph-rsid="002d03d3" style:font-weight-asian="normal" style:font-weight-complex="normal"/>
    </style:style>
    <style:style style:name="P136" style:family="paragraph" style:parent-style-name="Standard" style:list-style-name="L7">
      <style:text-properties fo:language="it" fo:country="IT" style:text-underline-style="none" fo:font-weight="normal" officeooo:rsid="000e27a0" officeooo:paragraph-rsid="002d03d3" style:font-weight-asian="normal" style:font-weight-complex="normal"/>
    </style:style>
    <style:style style:name="P137" style:family="paragraph" style:parent-style-name="Standard" style:list-style-name="L8">
      <style:text-properties fo:language="it" fo:country="IT" style:text-underline-style="none" fo:font-weight="normal" officeooo:rsid="002961ab" officeooo:paragraph-rsid="002961ab" style:font-weight-asian="normal" style:font-weight-complex="normal"/>
    </style:style>
    <style:style style:name="P138" style:family="paragraph" style:parent-style-name="Standard" style:list-style-name="L8">
      <style:text-properties fo:language="it" fo:country="IT" style:text-underline-style="none" fo:font-weight="normal" officeooo:rsid="002b50a0" officeooo:paragraph-rsid="002b50a0" style:font-weight-asian="normal" style:font-weight-complex="normal"/>
    </style:style>
    <style:style style:name="P139" style:family="paragraph" style:parent-style-name="Standard" style:list-style-name="L11">
      <style:text-properties fo:language="it" fo:country="IT" style:text-underline-style="none" fo:font-weight="normal" officeooo:rsid="003a691b" officeooo:paragraph-rsid="003a691b" style:font-weight-asian="normal" style:font-weight-complex="normal"/>
    </style:style>
    <style:style style:name="P140" style:family="paragraph" style:parent-style-name="Standard" style:list-style-name="L16">
      <style:text-properties fo:language="it" fo:country="IT" style:text-underline-style="none" fo:font-weight="normal" officeooo:rsid="0054ad0e" officeooo:paragraph-rsid="0054ad0e" style:font-weight-asian="normal" style:font-weight-complex="normal"/>
    </style:style>
    <style:style style:name="P141" style:family="paragraph" style:parent-style-name="Standard" style:list-style-name="L16">
      <style:text-properties fo:language="it" fo:country="IT" style:text-underline-style="none" fo:font-weight="normal" officeooo:rsid="0054f8ee" officeooo:paragraph-rsid="0054f8ee" style:font-weight-asian="normal" style:font-weight-complex="normal"/>
    </style:style>
    <style:style style:name="P142" style:family="paragraph" style:parent-style-name="Standard" style:list-style-name="L17">
      <style:text-properties fo:language="it" fo:country="IT" style:text-underline-style="none" fo:font-weight="normal" officeooo:rsid="005684b1" officeooo:paragraph-rsid="005684b1" style:font-weight-asian="normal" style:font-weight-complex="normal"/>
    </style:style>
    <style:style style:name="P143" style:family="paragraph" style:parent-style-name="Standard" style:list-style-name="L17">
      <style:text-properties fo:language="it" fo:country="IT" style:text-underline-style="none" fo:font-weight="normal" officeooo:rsid="0058134d" officeooo:paragraph-rsid="0058134d" style:font-weight-asian="normal" style:font-weight-complex="normal"/>
    </style:style>
    <style:style style:name="P144" style:family="paragraph" style:parent-style-name="Standard" style:list-style-name="L17">
      <style:text-properties fo:language="it" fo:country="IT" style:text-underline-style="none" fo:font-weight="normal" officeooo:rsid="00599723" officeooo:paragraph-rsid="00599723" style:font-weight-asian="normal" style:font-weight-complex="normal"/>
    </style:style>
    <style:style style:name="P145" style:family="paragraph" style:parent-style-name="Standard" style:list-style-name="L17">
      <style:text-properties fo:language="it" fo:country="IT" style:text-underline-style="none" fo:font-weight="normal" officeooo:rsid="005a5b4d" officeooo:paragraph-rsid="005a5b4d" style:font-weight-asian="normal" style:font-weight-complex="normal"/>
    </style:style>
    <style:style style:name="P146" style:family="paragraph" style:parent-style-name="Standard" style:list-style-name="L17">
      <style:text-properties fo:language="it" fo:country="IT" style:text-underline-style="none" fo:font-weight="normal" officeooo:rsid="005d45a9" officeooo:paragraph-rsid="005d45a9" style:font-weight-asian="normal" style:font-weight-complex="normal"/>
    </style:style>
    <style:style style:name="P147" style:family="paragraph" style:parent-style-name="Standard" style:list-style-name="L18">
      <style:text-properties fo:language="it" fo:country="IT" style:text-underline-style="none" fo:font-weight="normal" officeooo:rsid="005f8be9" officeooo:paragraph-rsid="005f8be9" style:font-weight-asian="normal" style:font-weight-complex="normal"/>
    </style:style>
    <style:style style:name="P148" style:family="paragraph" style:parent-style-name="Standard">
      <style:text-properties fo:language="it" fo:country="IT" style:text-underline-style="none" fo:font-weight="normal" officeooo:rsid="0069d256" officeooo:paragraph-rsid="0068c4ce" style:font-weight-asian="normal" style:font-weight-complex="normal"/>
    </style:style>
    <style:style style:name="P149" style:family="paragraph" style:parent-style-name="Standard">
      <style:text-properties fo:language="it" fo:country="IT" style:text-underline-style="none" fo:font-weight="normal" officeooo:rsid="006efb2c" officeooo:paragraph-rsid="006efb2c" style:font-weight-asian="normal" style:font-weight-complex="normal"/>
    </style:style>
    <style:style style:name="P150" style:family="paragraph" style:parent-style-name="Standard">
      <style:text-properties fo:language="it" fo:country="IT" style:text-underline-style="none" fo:font-weight="normal" officeooo:rsid="0070e023" officeooo:paragraph-rsid="0070e023" style:font-weight-asian="normal" style:font-weight-complex="normal"/>
    </style:style>
    <style:style style:name="P151" style:family="paragraph" style:parent-style-name="Standard" style:list-style-name="L24">
      <style:text-properties fo:language="it" fo:country="IT" style:text-underline-style="none" fo:font-weight="normal" officeooo:rsid="0072eeb2" officeooo:paragraph-rsid="0072eeb2" style:font-weight-asian="normal" style:font-weight-complex="normal"/>
    </style:style>
    <style:style style:name="P152" style:family="paragraph" style:parent-style-name="Standard">
      <style:text-properties fo:language="it" fo:country="IT" style:text-underline-style="none" fo:font-weight="normal" officeooo:rsid="0072eeb2" officeooo:paragraph-rsid="0072eeb2" style:font-weight-asian="normal" style:font-weight-complex="normal"/>
    </style:style>
    <style:style style:name="P153" style:family="paragraph" style:parent-style-name="Standard" style:list-style-name="L25">
      <style:text-properties fo:language="it" fo:country="IT" style:text-underline-style="none" fo:font-weight="normal" officeooo:rsid="0073358e" officeooo:paragraph-rsid="0073358e" style:font-weight-asian="normal" style:font-weight-complex="normal"/>
    </style:style>
    <style:style style:name="P154" style:family="paragraph" style:parent-style-name="Standard">
      <style:text-properties fo:language="it" fo:country="IT" style:text-underline-style="none" fo:font-weight="normal" officeooo:rsid="0073358e" officeooo:paragraph-rsid="0073358e" style:font-weight-asian="normal" style:font-weight-complex="normal"/>
    </style:style>
    <style:style style:name="P155" style:family="paragraph" style:parent-style-name="Standard" style:list-style-name="L26">
      <style:text-properties fo:language="it" fo:country="IT" style:text-underline-style="none" fo:font-weight="normal" officeooo:rsid="007406e1" officeooo:paragraph-rsid="007406e1" style:font-weight-asian="normal" style:font-weight-complex="normal"/>
    </style:style>
    <style:style style:name="P156" style:family="paragraph" style:parent-style-name="Standard">
      <style:text-properties fo:language="it" fo:country="IT" style:text-underline-style="none" fo:font-weight="normal" officeooo:rsid="007406e1" officeooo:paragraph-rsid="007406e1" style:font-weight-asian="normal" style:font-weight-complex="normal"/>
    </style:style>
    <style:style style:name="P157" style:family="paragraph" style:parent-style-name="Standard">
      <style:text-properties fo:language="it" fo:country="IT" style:text-underline-style="none" fo:font-weight="normal" officeooo:rsid="0075d612" officeooo:paragraph-rsid="0075d612" style:font-weight-asian="normal" style:font-weight-complex="normal"/>
    </style:style>
    <style:style style:name="P158" style:family="paragraph" style:parent-style-name="Standard" style:list-style-name="L28">
      <style:text-properties fo:language="it" fo:country="IT" style:text-underline-style="none" fo:font-weight="normal" officeooo:rsid="00763c27" officeooo:paragraph-rsid="00763c27" style:font-weight-asian="normal" style:font-weight-complex="normal"/>
    </style:style>
    <style:style style:name="P159" style:family="paragraph" style:parent-style-name="Standard">
      <style:text-properties fo:language="it" fo:country="IT" style:text-underline-style="none" fo:font-weight="normal" officeooo:rsid="00763c27" officeooo:paragraph-rsid="00763c27" style:font-weight-asian="normal" style:font-weight-complex="normal"/>
    </style:style>
    <style:style style:name="P160" style:family="paragraph" style:parent-style-name="Standard">
      <style:text-properties fo:language="it" fo:country="IT" style:text-underline-style="none" fo:font-weight="normal" officeooo:rsid="00790039" officeooo:paragraph-rsid="00790039" style:font-weight-asian="normal" style:font-weight-complex="normal"/>
    </style:style>
    <style:style style:name="P161" style:family="paragraph" style:parent-style-name="Standard">
      <style:text-properties fo:language="it" fo:country="IT" style:text-underline-style="none" fo:font-weight="bold" officeooo:rsid="0075d612" officeooo:paragraph-rsid="0075d612" style:font-weight-asian="bold" style:font-weight-complex="bold"/>
    </style:style>
    <style:style style:name="P162" style:family="paragraph" style:parent-style-name="Standard">
      <style:text-properties fo:language="it" fo:country="IT" style:text-underline-style="none" fo:font-weight="bold" officeooo:rsid="00790039" officeooo:paragraph-rsid="00790039" style:font-weight-asian="bold" style:font-weight-complex="bold"/>
    </style:style>
    <style:style style:name="P163" style:family="paragraph" style:parent-style-name="Standard" style:list-style-name="L30">
      <style:text-properties fo:language="it" fo:country="IT" style:text-underline-style="none" fo:font-weight="bold" officeooo:rsid="00790039" officeooo:paragraph-rsid="00790039" style:font-weight-asian="bold" style:font-weight-complex="bold"/>
    </style:style>
    <style:style style:name="P164" style:family="paragraph" style:parent-style-name="Standard" style:list-style-name="L30">
      <style:text-properties fo:language="it" fo:country="IT" style:text-underline-style="none" fo:font-weight="bold" officeooo:rsid="00799585" officeooo:paragraph-rsid="00799585" style:font-weight-asian="bold" style:font-weight-complex="bold"/>
    </style:style>
    <style:style style:name="P165" style:family="paragraph" style:parent-style-name="Standard">
      <style:text-properties fo:language="it" fo:country="IT" style:text-underline-style="none" fo:font-weight="bold" officeooo:rsid="00799585" officeooo:paragraph-rsid="00799585" style:font-weight-asian="bold" style:font-weight-complex="bold"/>
    </style:style>
    <style:style style:name="P166" style:family="paragraph" style:parent-style-name="Standard" style:list-style-name="L31">
      <style:text-properties fo:language="it" fo:country="IT" style:text-underline-style="none" fo:font-weight="bold" officeooo:rsid="007a9c6b" officeooo:paragraph-rsid="007a9c6b" style:font-weight-asian="bold" style:font-weight-complex="bold"/>
    </style:style>
    <style:style style:name="P167" style:family="paragraph" style:parent-style-name="Standard">
      <style:text-properties fo:language="it" fo:country="IT" style:text-underline-style="none" fo:font-weight="bold" officeooo:rsid="007a9c6b" officeooo:paragraph-rsid="007a9c6b" style:font-weight-asian="bold" style:font-weight-complex="bold"/>
    </style:style>
    <style:style style:name="P168" style:family="paragraph" style:parent-style-name="Standard">
      <style:text-properties fo:language="it" fo:country="IT" style:text-underline-style="none" fo:font-weight="bold" officeooo:rsid="00837d1e" officeooo:paragraph-rsid="00837d1e" style:font-weight-asian="bold" style:font-weight-complex="bold"/>
    </style:style>
    <style:style style:name="P169" style:family="paragraph" style:parent-style-name="Standard" style:list-style-name="L32">
      <style:text-properties fo:language="it" fo:country="IT" style:text-underline-style="none" fo:font-weight="bold" officeooo:rsid="00848305" officeooo:paragraph-rsid="00848305" style:font-weight-asian="bold" style:font-weight-complex="bold"/>
    </style:style>
    <style:style style:name="P170" style:family="paragraph" style:parent-style-name="Standard" style:list-style-name="L32">
      <style:text-properties fo:language="it" fo:country="IT" style:text-underline-style="none" fo:font-weight="bold" officeooo:rsid="00854f49" officeooo:paragraph-rsid="00854f49" style:font-weight-asian="bold" style:font-weight-complex="bold"/>
    </style:style>
    <style:style style:name="P171" style:family="paragraph" style:parent-style-name="Standard" style:list-style-name="L32">
      <style:text-properties fo:language="it" fo:country="IT" style:text-underline-style="none" fo:font-weight="bold" officeooo:rsid="0085b2e4" officeooo:paragraph-rsid="0085b2e4" style:font-weight-asian="bold" style:font-weight-complex="bold"/>
    </style:style>
    <style:style style:name="P172" style:family="paragraph" style:parent-style-name="Standard" style:list-style-name="L35">
      <style:text-properties fo:language="it" fo:country="IT" style:text-underline-style="none" fo:font-weight="bold" officeooo:rsid="008eee5e" officeooo:paragraph-rsid="008eee5e" style:font-weight-asian="bold" style:font-weight-complex="bold"/>
    </style:style>
    <style:style style:name="P173" style:family="paragraph" style:parent-style-name="Standard">
      <style:text-properties fo:language="it" fo:country="IT" officeooo:rsid="006baf4d" officeooo:paragraph-rsid="006baf4d"/>
    </style:style>
    <style:style style:name="P174" style:family="paragraph" style:parent-style-name="Standard" style:list-style-name="L11">
      <style:text-properties style:text-position="0% 100%" fo:language="it" fo:country="IT" style:text-underline-style="none" fo:font-weight="normal" officeooo:rsid="0039ce3b" officeooo:paragraph-rsid="0039ce3b" style:font-weight-asian="normal" style:font-weight-complex="normal"/>
    </style:style>
    <style:style style:name="P175" style:family="paragraph" style:parent-style-name="Standard" style:list-style-name="L11">
      <style:text-properties style:text-position="0% 100%" fo:language="it" fo:country="IT" style:text-underline-style="none" fo:font-weight="normal" officeooo:rsid="003a691b" officeooo:paragraph-rsid="003a691b" style:font-weight-asian="normal" style:font-weight-complex="normal"/>
    </style:style>
    <style:style style:name="P176" style:family="paragraph" style:parent-style-name="Standard" style:list-style-name="L11">
      <style:text-properties style:text-position="0% 100%" fo:language="it" fo:country="IT" style:text-underline-style="none" fo:font-weight="normal" officeooo:rsid="003bc2bd" officeooo:paragraph-rsid="003bc2bd" style:font-weight-asian="normal" style:font-weight-complex="normal"/>
    </style:style>
    <style:style style:name="P177" style:family="paragraph" style:parent-style-name="Standard" style:list-style-name="L11">
      <style:text-properties style:text-position="0% 100%" fo:language="it" fo:country="IT" style:text-underline-style="none" fo:font-weight="normal" officeooo:rsid="00420d87" officeooo:paragraph-rsid="00420d87" style:font-weight-asian="normal" style:font-weight-complex="normal"/>
    </style:style>
    <style:style style:name="P178" style:family="paragraph" style:parent-style-name="Standard" style:list-style-name="L12">
      <style:text-properties style:text-position="0% 100%" fo:language="it" fo:country="IT" style:text-underline-style="none" fo:font-weight="normal" officeooo:rsid="0044f79f" officeooo:paragraph-rsid="0044f79f" style:font-weight-asian="normal" style:font-weight-complex="normal"/>
    </style:style>
    <style:style style:name="P179" style:family="paragraph" style:parent-style-name="Standard" style:list-style-name="L12">
      <style:text-properties style:text-position="0% 100%" fo:language="it" fo:country="IT" style:text-underline-style="none" fo:font-weight="normal" officeooo:rsid="0045bba5" officeooo:paragraph-rsid="0045bba5" style:font-weight-asian="normal" style:font-weight-complex="normal"/>
    </style:style>
    <style:style style:name="P180" style:family="paragraph" style:parent-style-name="Standard" style:list-style-name="L13">
      <style:text-properties style:text-position="0% 100%" fo:language="it" fo:country="IT" style:text-underline-style="none" fo:font-weight="normal" officeooo:rsid="004607fd" officeooo:paragraph-rsid="004607fd" style:font-weight-asian="normal" style:font-weight-complex="normal"/>
    </style:style>
    <style:style style:name="P181" style:family="paragraph" style:parent-style-name="Standard" style:list-style-name="L14">
      <style:text-properties style:text-position="0% 100%" fo:language="it" fo:country="IT" style:text-underline-style="none" fo:font-weight="normal" officeooo:rsid="00484b28" officeooo:paragraph-rsid="00484b28" style:font-weight-asian="normal" style:font-weight-complex="normal"/>
    </style:style>
    <style:style style:name="P182" style:family="paragraph" style:parent-style-name="Standard" style:list-style-name="L14">
      <style:text-properties style:text-position="0% 100%" fo:language="it" fo:country="IT" style:text-underline-style="none" fo:font-weight="normal" officeooo:rsid="004b12db" officeooo:paragraph-rsid="004b12db" style:font-weight-asian="normal" style:font-weight-complex="normal"/>
    </style:style>
    <style:style style:name="P183" style:family="paragraph" style:parent-style-name="Standard" style:list-style-name="L14">
      <style:text-properties style:text-position="0% 100%" fo:language="it" fo:country="IT" style:text-underline-style="none" fo:font-weight="normal" officeooo:rsid="004c60b5" officeooo:paragraph-rsid="004c60b5" style:font-weight-asian="normal" style:font-weight-complex="normal"/>
    </style:style>
    <style:style style:name="P184" style:family="paragraph" style:parent-style-name="Standard" style:list-style-name="L14">
      <style:text-properties style:text-position="0% 100%" fo:language="it" fo:country="IT" style:text-underline-style="none" fo:font-weight="normal" officeooo:rsid="004da8be" officeooo:paragraph-rsid="004da8be" style:font-weight-asian="normal" style:font-weight-complex="normal"/>
    </style:style>
    <style:style style:name="P185" style:family="paragraph" style:parent-style-name="Standard" style:list-style-name="L14">
      <style:text-properties style:text-position="0% 100%" fo:language="it" fo:country="IT" style:text-underline-style="none" fo:font-weight="normal" officeooo:rsid="004de5ef" officeooo:paragraph-rsid="004de5ef" style:font-weight-asian="normal" style:font-weight-complex="normal"/>
    </style:style>
    <style:style style:name="P186" style:family="paragraph" style:parent-style-name="Standard" style:list-style-name="L14">
      <style:text-properties style:text-position="0% 100%" fo:language="it" fo:country="IT" style:text-underline-style="none" fo:font-weight="bold" officeooo:rsid="004da8be" officeooo:paragraph-rsid="004da8be" style:font-weight-asian="bold" style:font-weight-complex="bold"/>
    </style:style>
    <style:style style:name="P187" style:family="paragraph" style:parent-style-name="Standard" style:list-style-name="L11">
      <style:text-properties style:text-position="0% 100%" fo:language="it" fo:country="IT" style:text-underline-style="solid" style:text-underline-width="auto" style:text-underline-color="font-color" fo:font-weight="normal" officeooo:rsid="003a691b" officeooo:paragraph-rsid="003a691b" style:font-weight-asian="normal" style:font-weight-complex="normal"/>
    </style:style>
    <style:style style:name="P188" style:family="paragraph" style:parent-style-name="Standard" style:list-style-name="L14">
      <style:text-properties style:text-position="0% 100%" fo:language="it" fo:country="IT" style:text-underline-style="solid" style:text-underline-width="auto" style:text-underline-color="font-color" fo:font-weight="bold" officeooo:rsid="00465d01" officeooo:paragraph-rsid="00465d01" style:font-weight-asian="bold" style:font-weight-complex="bold"/>
    </style:style>
    <style:style style:name="P189" style:family="paragraph" style:parent-style-name="Standard" style:list-style-name="L14">
      <style:text-properties style:text-position="0% 100%" fo:language="it" fo:country="IT" style:text-underline-style="solid" style:text-underline-width="auto" style:text-underline-color="font-color" fo:font-weight="bold" officeooo:rsid="00484b28" officeooo:paragraph-rsid="00484b28" style:font-weight-asian="bold" style:font-weight-complex="bold"/>
    </style:style>
    <style:style style:name="P190" style:family="paragraph" style:parent-style-name="Standard" style:list-style-name="L14">
      <style:text-properties style:text-position="0% 100%" fo:language="it" fo:country="IT" style:text-underline-style="solid" style:text-underline-width="auto" style:text-underline-color="font-color" fo:font-weight="bold" officeooo:rsid="004b12db" officeooo:paragraph-rsid="004b12db" style:font-weight-asian="bold" style:font-weight-complex="bold"/>
    </style:style>
    <style:style style:name="P191" style:family="paragraph" style:parent-style-name="Standard" style:list-style-name="L14">
      <style:text-properties style:text-position="0% 100%" fo:language="it" fo:country="IT" style:text-underline-style="solid" style:text-underline-width="auto" style:text-underline-color="font-color" fo:font-weight="bold" officeooo:rsid="004da8be" officeooo:paragraph-rsid="004da8be" style:font-weight-asian="bold" style:font-weight-complex="bold"/>
    </style:style>
    <style:style style:name="P192" style:family="paragraph" style:parent-style-name="Standard" style:list-style-name="L16">
      <style:text-properties style:text-underline-style="solid" style:text-underline-width="auto" style:text-underline-color="font-color" officeooo:rsid="0054ad0e" officeooo:paragraph-rsid="0054ad0e"/>
    </style:style>
    <style:style style:name="P193" style:family="paragraph" style:parent-style-name="Standard" style:list-style-name="L16">
      <style:text-properties style:text-underline-style="solid" style:text-underline-width="auto" style:text-underline-color="font-color" officeooo:rsid="0054f8ee" officeooo:paragraph-rsid="0054f8ee"/>
    </style:style>
    <style:style style:name="P194" style:family="paragraph" style:parent-style-name="Standard" style:list-style-name="L17">
      <style:text-properties style:text-underline-style="solid" style:text-underline-width="auto" style:text-underline-color="font-color" officeooo:rsid="005684b1" officeooo:paragraph-rsid="005684b1"/>
    </style:style>
    <style:style style:name="P195" style:family="paragraph" style:parent-style-name="Standard" style:list-style-name="L17">
      <style:text-properties style:text-underline-style="solid" style:text-underline-width="auto" style:text-underline-color="font-color" fo:font-weight="normal" officeooo:rsid="005a5b4d" officeooo:paragraph-rsid="005a5b4d" style:font-weight-asian="normal" style:font-weight-complex="normal"/>
    </style:style>
    <style:style style:name="P196" style:family="paragraph" style:parent-style-name="Standard" style:list-style-name="L17">
      <style:text-properties style:text-underline-style="solid" style:text-underline-width="auto" style:text-underline-color="font-color" fo:font-weight="normal" officeooo:rsid="005c2584" officeooo:paragraph-rsid="005c2584" style:font-weight-asian="normal" style:font-weight-complex="normal"/>
    </style:style>
    <style:style style:name="P197" style:family="paragraph" style:parent-style-name="Standard" style:list-style-name="L18">
      <style:text-properties style:text-underline-style="solid" style:text-underline-width="auto" style:text-underline-color="font-color" fo:font-weight="normal" officeooo:rsid="005f2511" officeooo:paragraph-rsid="005f2511" style:font-weight-asian="normal" style:font-weight-complex="normal"/>
    </style:style>
    <style:style style:name="P198" style:family="paragraph" style:parent-style-name="Standard" style:list-style-name="L18">
      <style:text-properties style:text-underline-style="solid" style:text-underline-width="auto" style:text-underline-color="font-color" fo:font-weight="normal" officeooo:rsid="005f8be9" officeooo:paragraph-rsid="005f8be9" style:font-weight-asian="normal" style:font-weight-complex="normal"/>
    </style:style>
    <style:style style:name="P199" style:family="paragraph" style:parent-style-name="Standard" style:list-style-name="L22">
      <style:text-properties style:text-underline-style="solid" style:text-underline-width="auto" style:text-underline-color="font-color" officeooo:rsid="006d558d" officeooo:paragraph-rsid="006d558d"/>
    </style:style>
    <style:style style:name="P200" style:family="paragraph" style:parent-style-name="Standard" style:list-style-name="L22">
      <style:text-properties style:text-underline-style="solid" style:text-underline-width="auto" style:text-underline-color="font-color" officeooo:rsid="006de19f" officeooo:paragraph-rsid="006de19f"/>
    </style:style>
    <style:style style:name="P201" style:family="paragraph" style:parent-style-name="Standard" style:list-style-name="L22">
      <style:text-properties style:text-underline-style="solid" style:text-underline-width="auto" style:text-underline-color="font-color" officeooo:rsid="006efb2c" officeooo:paragraph-rsid="006efb2c"/>
    </style:style>
    <style:style style:name="P202" style:family="paragraph" style:parent-style-name="Standard" style:list-style-name="L26">
      <style:text-properties style:text-underline-style="solid" style:text-underline-width="auto" style:text-underline-color="font-color" fo:font-weight="bold" officeooo:rsid="007406e1" officeooo:paragraph-rsid="007406e1" style:font-weight-asian="bold" style:font-weight-complex="bold"/>
    </style:style>
    <style:style style:name="P203" style:family="paragraph" style:parent-style-name="Standard" style:list-style-name="L28">
      <style:text-properties style:text-underline-style="solid" style:text-underline-width="auto" style:text-underline-color="font-color" fo:font-weight="bold" officeooo:rsid="00763c27" officeooo:paragraph-rsid="00763c27" style:font-weight-asian="bold" style:font-weight-complex="bold"/>
    </style:style>
    <style:style style:name="P204" style:family="paragraph" style:parent-style-name="Standard" style:list-style-name="L23">
      <style:text-properties officeooo:paragraph-rsid="0070e02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a9c6b" style:font-weight-asian="normal" style:font-weight-complex="normal"/>
    </style:style>
    <style:style style:name="T4" style:family="text">
      <style:text-properties fo:font-weight="normal" officeooo:rsid="007b446f" style:font-weight-asian="normal" style:font-weight-complex="normal"/>
    </style:style>
    <style:style style:name="T5" style:family="text">
      <style:text-properties fo:font-weight="normal" officeooo:rsid="007ccbfb" style:font-weight-asian="normal" style:font-weight-complex="normal"/>
    </style:style>
    <style:style style:name="T6" style:family="text">
      <style:text-properties fo:font-weight="normal" officeooo:rsid="007ec21e" style:font-weight-asian="normal" style:font-weight-complex="normal"/>
    </style:style>
    <style:style style:name="T7" style:family="text">
      <style:text-properties fo:font-weight="normal" officeooo:rsid="00860e4a" style:font-weight-asian="normal" style:font-weight-complex="normal"/>
    </style:style>
    <style:style style:name="T8" style:family="text">
      <style:text-properties fo:language="it" fo:country="IT"/>
    </style:style>
    <style:style style:name="T9" style:family="text">
      <style:text-properties fo:language="it" fo:country="IT" fo:font-weight="bold" style:font-weight-asian="bold" style:font-weight-complex="bold"/>
    </style:style>
    <style:style style:name="T10" style:family="text">
      <style:text-properties fo:language="it" fo:country="IT" fo:font-weight="bold" officeooo:rsid="0009647a" style:font-weight-asian="bold" style:font-weight-complex="bold"/>
    </style:style>
    <style:style style:name="T11" style:family="text">
      <style:text-properties fo:language="it" fo:country="IT" fo:font-weight="bold" officeooo:rsid="0064885f" style:font-weight-asian="bold" style:font-weight-complex="bold"/>
    </style:style>
    <style:style style:name="T12" style:family="text">
      <style:text-properties fo:language="it" fo:country="IT" fo:font-weight="normal" style:font-weight-asian="normal" style:font-weight-complex="normal"/>
    </style:style>
    <style:style style:name="T13" style:family="text">
      <style:text-properties fo:language="it" fo:country="IT" fo:font-weight="normal" officeooo:rsid="0009647a" style:font-weight-asian="normal" style:font-weight-complex="normal"/>
    </style:style>
    <style:style style:name="T14" style:family="text">
      <style:text-properties fo:language="it" fo:country="IT" fo:font-weight="normal" officeooo:rsid="0064885f" style:font-weight-asian="normal" style:font-weight-complex="normal"/>
    </style:style>
    <style:style style:name="T15" style:family="text">
      <style:text-properties fo:language="it" fo:country="IT" style:text-underline-style="none"/>
    </style:style>
    <style:style style:name="T16" style:family="text">
      <style:text-properties fo:language="it" fo:country="IT" style:text-underline-style="none" fo:font-weight="normal" style:font-weight-asian="normal" style:font-weight-complex="normal"/>
    </style:style>
    <style:style style:name="T17" style:family="text">
      <style:text-properties fo:language="it" fo:country="IT" style:text-underline-style="none" fo:font-weight="normal" officeooo:rsid="006de19f" style:font-weight-asian="normal" style:font-weight-complex="normal"/>
    </style:style>
    <style:style style:name="T18" style:family="text">
      <style:text-properties fo:language="it" fo:country="IT" style:text-underline-style="none" fo:font-weight="normal" officeooo:rsid="006efb2c" style:font-weight-asian="normal" style:font-weight-complex="normal"/>
    </style:style>
    <style:style style:name="T19" style:family="text">
      <style:text-properties fo:language="it" fo:country="IT" style:text-underline-style="none" fo:font-weight="normal" officeooo:rsid="0070f9ed" style:font-weight-asian="normal" style:font-weight-complex="normal"/>
    </style:style>
    <style:style style:name="T20" style:family="text">
      <style:text-properties fo:language="it" fo:country="IT" style:text-underline-style="none" fo:font-weight="normal" officeooo:rsid="0070e023" style:font-weight-asian="normal" style:font-weight-complex="normal"/>
    </style:style>
    <style:style style:name="T21" style:family="text">
      <style:text-properties fo:language="it" fo:country="IT" style:text-underline-style="none" fo:font-weight="bold" style:font-weight-asian="bold" style:font-weight-complex="bold"/>
    </style:style>
    <style:style style:name="T22" style:family="text">
      <style:text-properties fo:language="it" fo:country="IT" style:text-underline-style="none" fo:font-weight="bold" officeooo:rsid="0073d138" style:font-weight-asian="bold" style:font-weight-complex="bold"/>
    </style:style>
    <style:style style:name="T23" style:family="text">
      <style:text-properties fo:language="it" fo:country="IT" style:text-underline-style="none" officeooo:rsid="005ae38b"/>
    </style:style>
    <style:style style:name="T24" style:family="text">
      <style:text-properties fo:language="it" fo:country="IT" style:text-underline-style="none" officeooo:rsid="005d45a9"/>
    </style:style>
    <style:style style:name="T25" style:family="text">
      <style:text-properties fo:language="it" fo:country="IT" officeooo:rsid="0064885f"/>
    </style:style>
    <style:style style:name="T26" style:family="text">
      <style:text-properties fo:language="it" fo:country="IT" style:text-underline-style="solid" style:text-underline-width="auto" style:text-underline-color="font-color" fo:font-weight="normal" officeooo:rsid="0070e023" style:font-weight-asian="normal" style:font-weight-complex="normal"/>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officeooo:rsid="00860e4a" style:font-weight-asian="normal" style:font-weight-complex="normal"/>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134922" style:font-weight-asian="normal" style:font-weight-complex="normal"/>
    </style:style>
    <style:style style:name="T32" style:family="text">
      <style:text-properties style:text-underline-style="none" fo:font-weight="normal" officeooo:rsid="00484b28" style:font-weight-asian="normal" style:font-weight-complex="normal"/>
    </style:style>
    <style:style style:name="T33" style:family="text">
      <style:text-properties style:text-underline-style="none" fo:font-weight="normal" officeooo:rsid="0081cd4b" style:font-weight-asian="normal" style:font-weight-complex="normal"/>
    </style:style>
    <style:style style:name="T34" style:family="text">
      <style:text-properties style:text-underline-style="none" fo:font-weight="normal" officeooo:rsid="00956dcb" style:font-weight-asian="normal" style:font-weight-complex="normal"/>
    </style:style>
    <style:style style:name="T35" style:family="text">
      <style:text-properties style:text-underline-style="none" fo:font-weight="normal" officeooo:rsid="00963d79" style:font-weight-asian="normal" style:font-weight-complex="normal"/>
    </style:style>
    <style:style style:name="T36" style:family="text">
      <style:text-properties style:text-underline-style="none" fo:font-weight="bold" style:font-weight-asian="bold" style:font-weight-complex="bold"/>
    </style:style>
    <style:style style:name="T37" style:family="text">
      <style:text-properties style:text-underline-style="none" fo:font-weight="bold" officeooo:rsid="001ccbfd" style:font-weight-asian="bold" style:font-weight-complex="bold"/>
    </style:style>
    <style:style style:name="T38" style:family="text">
      <style:text-properties style:text-underline-style="none" fo:font-weight="bold" officeooo:rsid="0068c4ce" style:font-weight-asian="bold" style:font-weight-complex="bold"/>
    </style:style>
    <style:style style:name="T39" style:family="text">
      <style:text-properties style:text-underline-style="none" fo:font-weight="bold" officeooo:rsid="0069d256" style:font-weight-asian="bold" style:font-weight-complex="bold"/>
    </style:style>
    <style:style style:name="T40" style:family="text">
      <style:text-properties style:text-underline-style="none" officeooo:rsid="00117381"/>
    </style:style>
    <style:style style:name="T41" style:family="text">
      <style:text-properties style:text-underline-style="none" officeooo:rsid="001ccbfd"/>
    </style:style>
    <style:style style:name="T42" style:family="text">
      <style:text-properties style:text-underline-style="none" officeooo:rsid="001de357"/>
    </style:style>
    <style:style style:name="T43" style:family="text">
      <style:text-properties style:text-underline-style="none" officeooo:rsid="002746dd"/>
    </style:style>
    <style:style style:name="T44" style:family="text">
      <style:text-properties style:text-underline-style="none" officeooo:rsid="002961ab"/>
    </style:style>
    <style:style style:name="T45" style:family="text">
      <style:text-properties style:text-underline-style="none" officeooo:rsid="004de5ef"/>
    </style:style>
    <style:style style:name="T46" style:family="text">
      <style:text-properties style:text-underline-style="none" officeooo:rsid="0068c4ce"/>
    </style:style>
    <style:style style:name="T47" style:family="text">
      <style:text-properties style:text-underline-style="none" officeooo:rsid="0069d256"/>
    </style:style>
    <style:style style:name="T48" style:family="text">
      <style:text-properties style:text-underline-style="none" officeooo:rsid="0081cd4b"/>
    </style:style>
    <style:style style:name="T49" style:family="text">
      <style:text-properties style:text-position="sub 58%" style:text-underline-style="none"/>
    </style:style>
    <style:style style:name="T50" style:family="text">
      <style:text-properties style:text-position="0% 100%"/>
    </style:style>
    <style:style style:name="T51" style:family="text">
      <style:text-properties style:text-position="0% 100%" style:text-underline-style="none"/>
    </style:style>
    <style:style style:name="T52" style:family="text">
      <style:text-properties style:text-position="0% 100%" style:text-underline-style="none" officeooo:rsid="00308257"/>
    </style:style>
    <style:style style:name="T53" style:family="text">
      <style:text-properties style:text-position="0% 100%" style:text-underline-style="none" fo:font-weight="bold" style:font-weight-asian="bold" style:font-weight-complex="bold"/>
    </style:style>
    <style:style style:name="T54" style:family="text">
      <style:text-properties style:text-position="0% 100%" style:text-underline-style="none" fo:font-weight="bold" officeooo:rsid="00308257" style:font-weight-asian="bold" style:font-weight-complex="bold"/>
    </style:style>
    <style:style style:name="T55" style:family="text">
      <style:text-properties style:text-position="0% 100%" style:text-underline-style="none" fo:font-weight="bold" officeooo:rsid="0032ef9e" style:font-weight-asian="bold" style:font-weight-complex="bold"/>
    </style:style>
    <style:style style:name="T56" style:family="text">
      <style:text-properties style:text-position="0% 100%" style:text-underline-style="none" fo:font-weight="bold" officeooo:rsid="003d56b1" style:font-weight-asian="bold" style:font-weight-complex="bold"/>
    </style:style>
    <style:style style:name="T57" style:family="text">
      <style:text-properties style:text-position="0% 100%" style:text-underline-style="none" fo:font-weight="bold" officeooo:rsid="003df0eb" style:font-weight-asian="bold" style:font-weight-complex="bold"/>
    </style:style>
    <style:style style:name="T58" style:family="text">
      <style:text-properties style:text-position="0% 100%" style:text-underline-style="none" fo:font-weight="bold" officeooo:rsid="003ead6d" style:font-weight-asian="bold" style:font-weight-complex="bold"/>
    </style:style>
    <style:style style:name="T59" style:family="text">
      <style:text-properties style:text-position="0% 100%" style:text-underline-style="none" officeooo:rsid="003d56b1"/>
    </style:style>
    <style:style style:name="T60" style:family="text">
      <style:text-properties style:text-position="0% 100%" style:text-underline-style="none" fo:font-weight="normal" style:font-weight-asian="normal" style:font-weight-complex="normal"/>
    </style:style>
    <style:style style:name="T61" style:family="text">
      <style:text-properties style:text-position="0% 100%" style:text-underline-style="none" officeooo:rsid="003df0eb"/>
    </style:style>
    <style:style style:name="T62" style:family="text">
      <style:text-properties style:text-position="0% 100%" style:text-underline-style="none" officeooo:rsid="003ead6d"/>
    </style:style>
    <style:style style:name="T63" style:family="text">
      <style:text-properties style:text-position="0% 100%" fo:font-weight="bold" style:font-weight-asian="bold" style:font-weight-complex="bold"/>
    </style:style>
    <style:style style:name="T64" style:family="text">
      <style:text-properties style:text-position="0% 100%" style:text-underline-style="solid" style:text-underline-width="auto" style:text-underline-color="font-color"/>
    </style:style>
    <style:style style:name="T65" style:family="text">
      <style:text-properties style:text-position="super 58%" style:text-underline-style="none"/>
    </style:style>
    <style:style style:name="T66" style:family="text">
      <style:text-properties officeooo:rsid="007b446f"/>
    </style:style>
    <style:style style:name="T67" style:family="text">
      <style:text-properties officeooo:rsid="007ccbf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Modellazione</text:p>
      <text:p text:style-name="P2"/>
      <text:p text:style-name="P2">Si <text:span text:style-name="T1">modella </text:span>il problema attraverso un flow chart per comodita’ e per produrre prove di correttezza, per poi trascriverlo con un linguaggio di programmazione.</text:p>
      <text:p text:style-name="P2"/>
      <text:p text:style-name="P3">La <text:span text:style-name="T1">programmazione non strutturata</text:span> e’ molto difficile da seguire per via dei <text:span text:style-name="T1">goto incondizionati</text:span>. La leggibilita’ dell’algoritmo ne risente particolarmente.</text:p>
      <text:p text:style-name="P3"/>
      <text:p text:style-name="P2">Al crescere delle dimensioni del programma, esso diventa sempre piu’ difficile.</text:p>
      <text:p text:style-name="P2">Per molti anni e’ stata l’unica via possibile per <text:span text:style-name="T1">evitare il flusso sequenziale</text:span>, sfruttando i flow chart come documentazione del codice.</text:p>
      <text:p text:style-name="P2"/>
      <text:p text:style-name="P46"><text:span text:style-name="T13">La </text:span><text:span text:style-name="T10">programmazione imperativa</text:span><text:span text:style-name="T13"> e’ quel tipo di programmazione dove si ordina all’esecutore di compiere delle azioni:</text:span><text:span text:style-name="T2">RaptorQ</text:span></text:p>
      <text:list xml:id="list2085759109" text:style-name="L1">
        <text:list-item>
          <text:p text:style-name="P70"><text:span text:style-name="T27">Elementi caratterizzanti</text:span><text:span text:style-name="T2">:</text:span></text:p>
          <text:list>
            <text:list-item>
              <text:p text:style-name="P73">Dinamicita’ del valore delle variabili.</text:p>
            </text:list-item>
            <text:list-item>
              <text:p text:style-name="P73">Staticita’ del programma rispetto alla computazione.</text:p>
            </text:list-item>
          </text:list>
        </text:list-item>
        <text:list-item>
          <text:p text:style-name="P71"><text:span text:style-name="T27">Elementi significativi</text:span><text:span text:style-name="T2">:</text:span></text:p>
          <text:list>
            <text:list-item>
              <text:p text:style-name="P74">Elementi strutturati.</text:p>
            </text:list-item>
            <text:list-item>
              <text:p text:style-name="P74">Invarianti.</text:p>
            </text:list-item>
          </text:list>
        </text:list-item>
      </text:list>
      <text:p text:style-name="P16"/>
      <text:p text:style-name="P42">Variabili</text:p>
      <text:p text:style-name="P17"/>
      <text:p text:style-name="P18">Il concetto di variabile e’ un’astrazione del concetto di locazione di memoria.</text:p>
      <text:p text:style-name="P17">Le variabili si definiscono in termini di:</text:p>
      <text:list xml:id="list3664570855" text:style-name="L2">
        <text:list-item>
          <text:p text:style-name="P81">Nome<text:span text:style-name="T29">: identificatore a cui fare riferimento.</text:span></text:p>
        </text:list-item>
        <text:list-item>
          <text:p text:style-name="P81">Tipo<text:span text:style-name="T29">: insieme dei possibili valori che possono essere assunti.</text:span></text:p>
        </text:list-item>
        <text:list-item>
          <text:p text:style-name="P81">Valore<text:span text:style-name="T29">: valore attualmente assunto dalla variabile.</text:span></text:p>
        </text:list-item>
      </text:list>
      <text:p text:style-name="P19"/>
      <text:p text:style-name="P8"><text:span text:style-name="T29">Una variabile e’ un contenitore di valori che cambiano durante il tempo di esecuzione. <text:line-break/>Tramite l’</text:span><text:span text:style-name="T36">identificatore</text:span><text:span text:style-name="T29"> si fa riferimento ad un’area di memoria di dimensioni </text:span><text:span text:style-name="T42">sono uguali alle dimensioni dei registri</text:span><text:span text:style-name="T29">, </text:span><text:span text:style-name="T41">dentro la quale scriviamo tramite un </text:span><text:span text:style-name="T37">assegnamento</text:span><text:span text:style-name="T41">. </text:span></text:p>
      <text:p text:style-name="P9"><text:span text:style-name="T41">I</text:span><text:span text:style-name="T29">l tipo di variabile specifica:</text:span></text:p>
      <text:list xml:id="list2937057306" text:style-name="L3">
        <text:list-item>
          <text:p text:style-name="P133">I valori che puo’ assumere.</text:p>
        </text:list-item>
        <text:list-item>
          <text:p text:style-name="P82"><text:span text:style-name="T29">Le </text:span><text:span text:style-name="T36">operazioni </text:span><text:span text:style-name="T29">che possono essere effettuate su di essa.</text:span></text:p>
        </text:list-item>
        <text:list-item>
          <text:p text:style-name="P133">Lo spazio che occupa in memoria.</text:p>
        </text:list-item>
      </text:list>
      <text:p text:style-name="P20"/>
      <text:p text:style-name="P43">Programmazione strutturata</text:p>
      <text:p text:style-name="P20"/>
      <text:p text:style-name="P4"><text:span text:style-name="T2">La </text:span>programmazione strutturata<text:span text:style-name="T2"> ha l’obiettivo di mantenere un flusso ordinato di istruzioni abolendo salti incondizionati:</text:span></text:p>
      <text:list xml:id="list1132817141" text:style-name="L4">
        <text:list-item>
          <text:p text:style-name="P72"><text:span text:style-name="T27">Definizione di </text:span><text:span text:style-name="T30">regole: che</text:span><text:span text:style-name="T2"> portano ad effetti equivalenti all’esecuzione sequenaziale.</text:span></text:p>
        </text:list-item>
        <text:list-item>
          <text:p text:style-name="P109"><text:span text:style-name="T2">Strutture di controllo</text:span><text:span text:style-name="T30">: con un solo punto di ingresso e un altro di uscita.</text:span></text:p>
        </text:list-item>
        <text:list-item>
          <text:p text:style-name="P109"><text:soft-page-break/><text:span text:style-name="T2">Flusso di esecuzione</text:span><text:span text:style-name="T30">: evidente dalla struttura del codice.</text:span></text:p>
        </text:list-item>
      </text:list>
      <text:p text:style-name="P21"/>
      <text:p text:style-name="P5"><text:span text:style-name="T29">Un programma si definisce </text:span><text:span text:style-name="T36">proprio</text:span><text:span text:style-name="T29"> se:</text:span></text:p>
      <text:list xml:id="list3211614809" text:style-name="L5">
        <text:list-item>
          <text:p text:style-name="P134">Ha un unico ingresso e un’unica uscita.</text:p>
        </text:list-item>
        <text:list-item>
          <text:p text:style-name="P134">Ogni elemento appartiene ad un percorso che porta dall’ingresso all’uscita,</text:p>
        </text:list-item>
        <text:list-item>
          <text:p text:style-name="P83"><text:span text:style-name="T29">Puo’ essere suddiviso in strutture proprie dette </text:span><text:span text:style-name="T36">blocchi </text:span><text:span text:style-name="T29">che godono delle proprieta’ precedenti.</text:span></text:p>
        </text:list-item>
      </text:list>
      <text:p text:style-name="P22"/>
      <text:p text:style-name="P6"><text:span text:style-name="T36">Struttura modulare </text:span><text:span text:style-name="T29">dei programmi:</text:span></text:p>
      <text:list xml:id="list1699268333" text:style-name="L6">
        <text:list-item>
          <text:p text:style-name="P84"><text:span text:style-name="T29">I moduli hanno una </text:span><text:span text:style-name="T36">strutturazione gerarchica</text:span><text:span text:style-name="T29"> ben definita e contengono funzioni logiche precise (</text:span><text:span text:style-name="T36">coesione funzionale</text:span><text:span text:style-name="T29">).</text:span></text:p>
        </text:list-item>
        <text:list-item>
          <text:p text:style-name="P135">Le strutture di controllo possono essere annidate al massimo di 3 livelli di profondita’.</text:p>
        </text:list-item>
        <text:list-item>
          <text:p text:style-name="P84"><text:span text:style-name="T29">Un modulo e’ una fase concettuale dell’algoritmo (</text:span><text:span text:style-name="T36">fase temporale</text:span><text:span text:style-name="T29">).</text:span></text:p>
        </text:list-item>
        <text:list-item>
          <text:p text:style-name="P84"><text:span text:style-name="T29">Tutte le attivita’ di un modulo devono essere eseguite nelle stesse condizioni (</text:span><text:span text:style-name="T36">base condizionale condivisa</text:span><text:span text:style-name="T29">).</text:span></text:p>
        </text:list-item>
        <text:list-item>
          <text:p text:style-name="P84"><text:span text:style-name="T29">Tutte le attivita’ di un modulo devono lavorare sugli stessi dati (</text:span><text:span text:style-name="T36">condivisione dei dati</text:span><text:span text:style-name="T29">).</text:span></text:p>
        </text:list-item>
      </text:list>
      <text:p text:style-name="P23"/>
      <text:p text:style-name="P31">Teorema di Bohm Jacopini.</text:p>
      <text:p text:style-name="P23">Dato un programma proprio P e’ possibile costruire un programma strutturato S(P) equivalente a P:</text:p>
      <text:list xml:id="list4211155369" text:style-name="L7">
        <text:list-item>
          <text:p text:style-name="P136">Dimostra che la potenza di calcolo dei programmi strutturati non e’ inferiore rispetto a quelli che usano il goto.</text:p>
        </text:list-item>
        <text:list-item>
          <text:p text:style-name="P136">Il programma strutturato S(P) e’ costituito da combinazioni di 3 oggetti logici fondamentali:</text:p>
          <text:list>
            <text:list-item>
              <text:p text:style-name="P110"><text:span text:style-name="T29">Sequenza: </text:span><text:span text:style-name="T31">le istruzioni vengono esequite a seconda dell’ordine in cui sono scritte.</text:span></text:p>
            </text:list-item>
            <text:list-item>
              <text:p text:style-name="P110"><text:span text:style-name="T29">Selezione: </text:span><text:span text:style-name="T31">l’esecuzione di un blocco di istruzioni viene decisa tra due possibili in base al valore di una condizione.</text:span></text:p>
            </text:list-item>
            <text:list-item>
              <text:p text:style-name="P110"><text:span text:style-name="T29">Iterazione: </text:span><text:span text:style-name="T31">l’esecuzione di una o piu’ istruzioni viene ripetuta in base al valore di una condizione.</text:span></text:p>
            </text:list-item>
          </text:list>
        </text:list-item>
        <text:list-item>
          <text:p text:style-name="P85"><text:span text:style-name="T29">Tutti i programmi esprimibili tramite istruzioni di salto goto e flow chart possono essere riscritti tramite le tre strutture di cont</text:span><text:span text:style-name="T40">ro</text:span><text:span text:style-name="T29">llo fondamentali.</text:span></text:p>
        </text:list-item>
      </text:list>
      <text:p text:style-name="P23"/>
      <text:p text:style-name="P7"><text:span text:style-name="T29">Una </text:span><text:span text:style-name="T36">invariante </text:span><text:span text:style-name="T29">e’ una asserzione vera in qualunque momento di esecuzione all’interno del programma.</text:span></text:p>
      <text:p text:style-name="P7"><text:span text:style-name="T29">Una </text:span><text:span text:style-name="T36">asserzione </text:span><text:span text:style-name="T29">e’ una condizione vera o falsa circa lo stato della computazione.</text:span></text:p>
      <text:p text:style-name="P20"/>
      <text:p text:style-name="P10"><text:span text:style-name="T29">T</text:span><text:span text:style-name="T43">r</text:span><text:span text:style-name="T29">asformazione di </text:span><text:span text:style-name="T36">Ashcroft e Manna</text:span><text:span text:style-name="T29">:</text:span></text:p>
      <text:list xml:id="list2865555297" text:style-name="L8">
        <text:list-item>
          <text:p text:style-name="P86"><text:span text:style-name="T29">E’ una tecnica costruttiva per dimostrare il teorema di Jacopini </text:span><text:span text:style-name="T44">sfruttando i concetti di programma (nella sua scomposizione gerarchica) in sottoprogrammi propri.</text:span></text:p>
        </text:list-item>
        <text:list-item>
          <text:p text:style-name="P137">La dimostrazione fa leva sul preservare la struttura logica del programma non considerando gli stati inizale e finale.</text:p>
        </text:list-item>
        <text:list-item>
          <text:p text:style-name="P87">Regole<text:span text:style-name="T29">: </text:span></text:p>
          <text:list>
            <text:list-item>
              <text:p text:style-name="P138">Il blocco contiene un solo test oppure non contiene cicli.</text:p>
            </text:list-item>
            <text:list-item>
              <text:p text:style-name="P138">Il blocco contiene piu’ di un test e almeno un ciclo:</text:p>
              <text:list>
                <text:list-item>
                  <text:p text:style-name="P138"><text:soft-page-break/>Si identificano i punti di taglio, in modo che ciascun ciclo contenga almeno uno di tali punti e che uno di questi sia sull’unica freccia uscente.</text:p>
                </text:list-item>
                <text:list-item>
                  <text:p text:style-name="P138">Si traduce il blocco con un while esterno in modo che ogni iterazione segua l’esecuzione da un punto dell’insieme di taglio successivo.</text:p>
                </text:list-item>
                <text:list-item>
                  <text:p text:style-name="P138">Si introducono variabili booleane necessarie a distinguere tutti i punti di taglio definiti.</text:p>
                </text:list-item>
                <text:list-item>
                  <text:p text:style-name="P87"><text:span text:style-name="T29">Il numero di variabili booleane e’ log</text:span><text:span text:style-name="T49">2</text:span><text:span text:style-name="T51">n (dove n e’ il numero dei punti di taglio).</text:span></text:p>
                </text:list-item>
              </text:list>
            </text:list-item>
          </text:list>
        </text:list-item>
      </text:list>
      <text:p text:style-name="P47"/>
      <text:p text:style-name="P47"/>
      <text:p text:style-name="P11"><text:span text:style-name="T51">E’ di rilevanza fondamentale il </text:span><text:span text:style-name="T53">disaccoppiamento</text:span><text:span text:style-name="T51"> tra risolvere i problemi e programmare, uno strumento molto utile per trovare l’argoritmo corretto invece che programmare la soluzione al problema e’ realizzare i flow chart. </text:span><text:span text:style-name="T52">La </text:span><text:span text:style-name="T54">struttura dei dati </text:span><text:span text:style-name="T52">in entrata e sui quali dobbiamo effettuare delle elaborazioni inficia molto sul tipo di algoritmo che dovremo andare a realizzare.</text:span></text:p>
      <text:p text:style-name="P12"><text:span text:style-name="T51">La </text:span><text:span text:style-name="T53">memoria</text:span><text:span text:style-name="T51"> e’ composta da due parti principali:</text:span></text:p>
      <text:list xml:id="list3592333967" text:style-name="L9">
        <text:list-item>
          <text:p text:style-name="P88"><text:span text:style-name="T50">Segmento codice</text:span><text:span text:style-name="T51">: contiene il codice del programma, condiviso fra tutti i processi che eseguono lo stesso programma.</text:span></text:p>
        </text:list-item>
        <text:list-item>
          <text:p text:style-name="P88"><text:span text:style-name="T50">Segmento dati</text:span><text:span text:style-name="T51">: contiene le variabili (inizializzate e non).</text:span></text:p>
        </text:list-item>
      </text:list>
      <text:p text:style-name="P48"/>
      <text:p text:style-name="P13"><text:span text:style-name="T55">Modificatori</text:span><text:span text:style-name="T51">:</text:span></text:p>
      <text:list xml:id="list3757539954" text:style-name="L10">
        <text:list-item>
          <text:p text:style-name="P89"><text:span text:style-name="T50">Costanti</text:span><text:span text:style-name="T51">: modificatore di tipo il quale indica che l’area di memoria ad essa associata non mutera’ il proprio valore per tutta la durata del programma. Le costanti vanno dichiarate con il modificatore di tipo in alcuni linguaggi e soliltamente inizializzate con il loro valore finale allo stesso momento della dichiarazione. </text:span></text:p>
        </text:list-item>
      </text:list>
      <text:p text:style-name="P49"/>
      <text:p text:style-name="P56">Dati</text:p>
      <text:p text:style-name="P49"/>
      <text:p text:style-name="P14"><text:span text:style-name="T53">Tipi di dato</text:span><text:span text:style-name="T51">:</text:span></text:p>
      <text:list xml:id="list4012781734" text:style-name="L11">
        <text:list-item>
          <text:p text:style-name="P90"><text:span text:style-name="T50">Semplici</text:span><text:span text:style-name="T51">:</text:span></text:p>
          <text:list>
            <text:list-item>
              <text:p text:style-name="P90"><text:span text:style-name="T50">Interi</text:span><text:span text:style-name="T51">: insieme di numeri ristretto da MAXINT e MININT, dove gli operatori definiti sono i classici.</text:span></text:p>
            </text:list-item>
            <text:list-item>
              <text:p text:style-name="P90"><text:span text:style-name="T50">Reali</text:span><text:span text:style-name="T51">: la cui precisione dipende dall’architettura degli elaboratori che eseguono processi numerici.</text:span></text:p>
              <text:list>
                <text:list-item>
                  <text:p text:style-name="P91"><text:span text:style-name="T53">Virgola</text:span><text:span text:style-name="T51"> </text:span><text:span text:style-name="T53">fissa</text:span><text:span text:style-name="T51">: si stabiliscono a priori le cifre decimali e intere.</text:span></text:p>
                </text:list-item>
                <text:list-item>
                  <text:p text:style-name="P91"><text:span text:style-name="T53">Virgola</text:span><text:span text:style-name="T51"> </text:span><text:span text:style-name="T53">mobile</text:span><text:span text:style-name="T51">: rappresentazione matematica esponenziale mediante mantissa, esponenete e base della rappresentazione (x = mantissa * base</text:span><text:span text:style-name="T65">esponente</text:span><text:span text:style-name="T51">).</text:span></text:p>
                </text:list-item>
              </text:list>
            </text:list-item>
            <text:list-item>
              <text:p text:style-name="P90"><text:span text:style-name="T50">Char</text:span><text:span text:style-name="T51">: indica il campo finito e ordinato di simboli standardizzati per associare un codice ad un carattere (</text:span><text:span text:style-name="T53">ASCII</text:span><text:span text:style-name="T51">), esistono codici sia per caratteri di stampa che per caratteri di controllo.</text:span></text:p>
            </text:list-item>
            <text:list-item>
              <text:p text:style-name="P90"><text:span text:style-name="T50">Booleani</text:span><text:span text:style-name="T51">: assumono i due valori TRUE e FALSE, ritornati da operatori di relazione secondo le </text:span><text:span text:style-name="T53">tabelle di verita’</text:span><text:span text:style-name="T51">.</text:span></text:p>
            </text:list-item>
          </text:list>
        </text:list-item>
        <text:list-item>
          <text:p text:style-name="P92"><text:span text:style-name="T50">Puntatori o riferimenti</text:span><text:span text:style-name="T51">: si riferiscono all’</text:span><text:span text:style-name="T53">indirizzo di memoria </text:span><text:span text:style-name="T51">dove si trova un determinato dato.</text:span></text:p>
          <text:list>
            <text:list-item>
              <text:p text:style-name="P92"><text:soft-page-break/><text:span text:style-name="T50">Operazioni</text:span><text:span text:style-name="T51">: allocazione, riferimento, assegnamento, controllo di uguaglianza, deallocazione.</text:span></text:p>
            </text:list-item>
          </text:list>
        </text:list-item>
        <text:list-item>
          <text:p text:style-name="P93"><text:span text:style-name="T50">Strutturati</text:span><text:span text:style-name="T51">:</text:span></text:p>
          <text:list>
            <text:list-item>
              <text:p text:style-name="P93"><text:span text:style-name="T50">Vettori o Array</text:span><text:span text:style-name="T51">: struttura che contiene dati dello stesso tipo aventi uno </text:span><text:span text:style-name="T53">stesso identificatore</text:span><text:span text:style-name="T51">.</text:span></text:p>
              <text:list>
                <text:list-item>
                  <text:p text:style-name="P93"><text:span text:style-name="T51">L’accesso agli elementi avviene attraverso </text:span><text:span text:style-name="T53">indici</text:span><text:span text:style-name="T51"> che definiscono le posizioni del vettore (accesso diretto).</text:span></text:p>
                </text:list-item>
                <text:list-item>
                  <text:p text:style-name="P93"><text:span text:style-name="T51">La struttura e’ </text:span><text:span text:style-name="T53">sequenziale</text:span><text:span text:style-name="T51">, duqnue memorizzata in una struttura di memoria contigua.</text:span></text:p>
                </text:list-item>
                <text:list-item>
                  <text:p text:style-name="P93"><text:span text:style-name="T51">La dimensione e’ definita a priori, dunque </text:span><text:span text:style-name="T53">statica</text:span><text:span text:style-name="T51">, e non puo’ essere modificata durante l’esecuzione del programma.</text:span></text:p>
                </text:list-item>
                <text:list-item>
                  <text:p text:style-name="P174">La gestione degli array avviene tramite 3 infomazioni:</text:p>
                  <text:list>
                    <text:list-item>
                      <text:p text:style-name="P94"><text:span text:style-name="T50">Indirizzo di base</text:span><text:span text:style-name="T51"> IB dato dalla variabile definita come array stessa.</text:span></text:p>
                    </text:list-item>
                    <text:list-item>
                      <text:p text:style-name="P94"><text:span text:style-name="T50">Numero di elementi</text:span><text:span text:style-name="T51"> N.</text:span></text:p>
                    </text:list-item>
                    <text:list-item>
                      <text:p text:style-name="P94"><text:span text:style-name="T50">Dimensione del singolo elemento</text:span><text:span text:style-name="T51"> D.</text:span></text:p>
                    </text:list-item>
                  </text:list>
                </text:list-item>
                <text:list-item>
                  <text:p text:style-name="P95"><text:span text:style-name="T53">L’inizializzaione</text:span><text:span text:style-name="T51"> avviene in fase di dichiarazione, col primo caricamento di dati nel vettore.</text:span></text:p>
                </text:list-item>
                <text:list-item>
                  <text:p text:style-name="P95"><text:span text:style-name="T51">Il </text:span><text:span text:style-name="T53">caricamento</text:span><text:span text:style-name="T51"> e’ l’operazione che prevede l’inserzione totale o parziale nel vettore.</text:span></text:p>
                </text:list-item>
                <text:list-item>
                  <text:p text:style-name="P111"><text:span text:style-name="T60">Operazioni</text:span><text:span text:style-name="T51">:</text:span></text:p>
                  <text:list>
                    <text:list-item>
                      <text:p text:style-name="P96"><text:span text:style-name="T50">Ricerca</text:span><text:span text:style-name="T63">: </text:span></text:p>
                      <text:list>
                        <text:list-item>
                          <text:p text:style-name="P139"><text:span text:style-name="T50">Quando l’array e’ </text:span><text:span text:style-name="T63">disordinato</text:span><text:span text:style-name="T50">: bisonga iterare per tutto l’array.</text:span></text:p>
                        </text:list-item>
                        <text:list-item>
                          <text:p text:style-name="P139"><text:span text:style-name="T50">Quando l’array e’ </text:span><text:span text:style-name="T63">ordinato</text:span><text:span text:style-name="T50">: bisogna trovare un </text:span><text:span text:style-name="T63">algoritmo</text:span><text:span text:style-name="T50"> efficiente per evitare di scorrere tutto l’array.</text:span></text:p>
                          <text:list>
                            <text:list-item>
                              <text:p text:style-name="P139"><text:span text:style-name="T64">Metodo dicotomico/Ricerca binaria</text:span><text:span text:style-name="T50">: si controlla l’</text:span><text:span text:style-name="T63">elemento mediano</text:span><text:span text:style-name="T50"> del vettore ordinato confrontandolo con quello che cerco:</text:span></text:p>
                              <text:list>
                                <text:list-item>
                                  <text:p text:style-name="P175">Se incontro l’elemento, allora l’ho trovato.</text:p>
                                </text:list-item>
                                <text:list-item>
                                  <text:p text:style-name="P175">Se incontro un elemento minore, allora escludo la prima meta’.</text:p>
                                </text:list-item>
                                <text:list-item>
                                  <text:p text:style-name="P175">Se incontro un elemento maggiore, allora escludo la seconda meta’.</text:p>
                                </text:list-item>
                              </text:list>
                            </text:list-item>
                          </text:list>
                        </text:list-item>
                      </text:list>
                    </text:list-item>
                    <text:list-item>
                      <text:p text:style-name="P187">Ordinamento:</text:p>
                      <text:list>
                        <text:list-item>
                          <text:p text:style-name="P96"><text:span text:style-name="T50">Algoritmo di selezione</text:span><text:span text:style-name="T51">: Cercare per ordinare, si cerca l’elemento piu’ piccolo e lo si mette in prima posizione, si continua col secondo, ecc.</text:span></text:p>
                        </text:list-item>
                        <text:list-item>
                          <text:p text:style-name="P96"><text:span text:style-name="T50">Bubble sort</text:span><text:span text:style-name="T51">: Si scorre tutto il vettore </text:span><text:span text:style-name="T53">scambiando gli adiacenti</text:span><text:span text:style-name="T51"> due a due se non sono in ordine, si esegue la stessa scansione finche’ tutto e’ in ordine e non bisogna spostare nulla.</text:span></text:p>
                        </text:list-item>
                      </text:list>
                    </text:list-item>
                    <text:list-item>
                      <text:p text:style-name="P97"><text:span text:style-name="T50">Merge</text:span><text:span text:style-name="T51">: Dati due vettori ordinati, si eliminano i doppioni e si crea una fusione ordinata dei due vettori.</text:span></text:p>
                      <text:list>
                        <text:list-item>
                          <text:p text:style-name="P176">L’algoritmo di merge prevede 3 indici di scorrimento I, J, K per i vettori V, W e la risultante X.</text:p>
                        </text:list-item>
                        <text:list-item>
                          <text:p text:style-name="P176">Se V[I]&lt;W[J] allora X[K] prende il valore di V[I], incremento I e K. Altimenti inserisco W[J] ed incremento J e K. Se sono uguali, ne carico uno e incremento tutti e 3 gli indici.</text:p>
                        </text:list-item>
                        <text:list-item>
                          <text:p text:style-name="P176"><text:soft-page-break/>Copio i valori restanti quando uno dei due vettori e’ stato completamente scansionato.</text:p>
                        </text:list-item>
                      </text:list>
                    </text:list-item>
                  </text:list>
                </text:list-item>
              </text:list>
            </text:list-item>
            <text:list-item>
              <text:p text:style-name="P98"><text:span text:style-name="T50">Matrici</text:span><text:span text:style-name="T51">: </text:span><text:span text:style-name="T59">array </text:span><text:span text:style-name="T56">multidimensionali</text:span><text:span text:style-name="T59">, sono necessari due indici per navigarle.</text:span></text:p>
            </text:list-item>
            <text:list-item>
              <text:p text:style-name="P99"><text:span text:style-name="T50">Record</text:span><text:span text:style-name="T51">: </text:span><text:span text:style-name="T61">e’ una struttura dati complessa che rappresenta una </text:span><text:span text:style-name="T57">classe di oggetti </text:span><text:span text:style-name="T61">con caratteristiche comuni </text:span><text:span text:style-name="T62">(</text:span><text:span text:style-name="T58">attributi</text:span><text:span text:style-name="T62">)</text:span><text:span text:style-name="T61">.</text:span></text:p>
              <text:list>
                <text:list-item>
                  <text:p text:style-name="P100"><text:span text:style-name="T61">E’ </text:span><text:span text:style-name="T51">composto da un insieme finito di </text:span><text:span text:style-name="T53">campi</text:span><text:span text:style-name="T51">, logicamente connessi.</text:span></text:p>
                </text:list-item>
                <text:list-item>
                  <text:p text:style-name="P177">I campi corrispondono agli attributi, contenendo il valore dell’attributo a cui fanno riferimento.</text:p>
                </text:list-item>
                <text:list-item>
                  <text:p text:style-name="P101"><text:span text:style-name="T51">Ogni record ha il suo </text:span><text:span text:style-name="T53">identificatore, </text:span><text:span text:style-name="T51">mentre ogni campo e’ individuato dall’identificatore del record e dall’identificatore del campo.</text:span></text:p>
                </text:list-item>
                <text:list-item>
                  <text:p text:style-name="P102"><text:span text:style-name="T51">Genericamente i record sono </text:span><text:span text:style-name="T53">strutture dati fissate</text:span><text:span text:style-name="T51"> in fase di dichiarazione, come per gli array, altre volte pero’ si fa uso di </text:span><text:span text:style-name="T53">record varianti</text:span><text:span text:style-name="T51"> in cui i campi del record dipendono dal valore di altri campi nello stesso record.</text:span></text:p>
                </text:list-item>
              </text:list>
            </text:list-item>
          </text:list>
        </text:list-item>
      </text:list>
      <text:p text:style-name="P50"/>
      <text:p text:style-name="P15"><text:span text:style-name="T53">Controlli </text:span><text:span text:style-name="T51">sui tipi di dato strutturato:</text:span></text:p>
      <text:list xml:id="list1303703091" text:style-name="L12">
        <text:list-item>
          <text:p text:style-name="P178">I tipi associati alle variabili si estendono alle espressioni:</text:p>
          <text:list>
            <text:list-item>
              <text:p text:style-name="P103"><text:span text:style-name="T50">Operatori aritmetici</text:span><text:span text:style-name="T51">.</text:span></text:p>
            </text:list-item>
            <text:list-item>
              <text:p text:style-name="P103"><text:span text:style-name="T50">Overload</text:span><text:span text:style-name="T51">: differenti a seconda del contesto.</text:span></text:p>
            </text:list-item>
            <text:list-item>
              <text:p text:style-name="P103"><text:span text:style-name="T50">Coercion</text:span><text:span text:style-name="T51">: cast automatici a tipi differenti per risolvere conflitti.</text:span></text:p>
            </text:list-item>
            <text:list-item>
              <text:p text:style-name="P103"><text:span text:style-name="T50">Polimorfismo</text:span><text:span text:style-name="T51">: con tipi parametrici o generici.</text:span></text:p>
            </text:list-item>
          </text:list>
        </text:list-item>
        <text:list-item>
          <text:p text:style-name="P179">A seconda del linguaggio, il tipo di una variabile puo’ essere fisso o meno.</text:p>
          <text:list>
            <text:list-item>
              <text:p text:style-name="P104"><text:span text:style-name="T50">Binding statico</text:span><text:span text:style-name="T51">: valore dinamico ma tipo fisso.</text:span></text:p>
            </text:list-item>
            <text:list-item>
              <text:p text:style-name="P104"><text:span text:style-name="T50">Binding dinamico</text:span><text:span text:style-name="T51">: tipo associato a run-time.</text:span></text:p>
            </text:list-item>
          </text:list>
        </text:list-item>
        <text:list-item>
          <text:p text:style-name="P179">Equivalenza tra tipi.</text:p>
        </text:list-item>
        <text:list-item>
          <text:p text:style-name="P179">Controlli di staticita’ o dinamicita’:</text:p>
          <text:list>
            <text:list-item>
              <text:p text:style-name="P179">Errore sul tipo quando una funzione si aspetta un tipo differente come argomento.</text:p>
            </text:list-item>
            <text:list-item>
              <text:p text:style-name="P179">Controlli sul codice prima della compilazione.</text:p>
            </text:list-item>
            <text:list-item>
              <text:p text:style-name="P179">Controlli sui tipi al tempo di esecuzione.</text:p>
            </text:list-item>
          </text:list>
        </text:list-item>
      </text:list>
      <text:p text:style-name="P51"/>
      <text:p text:style-name="P52">L’allocamento in memoria segue la seguente scaletta:</text:p>
      <text:list xml:id="list2201003365" text:style-name="L13">
        <text:list-item>
          <text:p text:style-name="P105"><text:span text:style-name="T50">Spazio per le variabili</text:span><text:span text:style-name="T51">:</text:span></text:p>
          <text:list>
            <text:list-item>
              <text:p text:style-name="P180">Array<text:tab/></text:p>
            </text:list-item>
            <text:list-item>
              <text:p text:style-name="P180">Variabili intere</text:p>
            </text:list-item>
            <text:list-item>
              <text:p text:style-name="P180">Variabili reali</text:p>
            </text:list-item>
            <text:list-item>
              <text:p text:style-name="P180">Spazio destinato alle variabili non allocato</text:p>
            </text:list-item>
          </text:list>
        </text:list-item>
        <text:list-item>
          <text:p text:style-name="P105"><text:span text:style-name="T50">Spazio per il codice</text:span><text:span text:style-name="T51">:</text:span></text:p>
          <text:list>
            <text:list-item>
              <text:p text:style-name="P180">Codice</text:p>
            </text:list-item>
          </text:list>
        </text:list-item>
      </text:list>
      <text:p text:style-name="P52"/>
      <text:p text:style-name="P54">Dati strutturati in memoria di massa<text:span text:style-name="T2">:</text:span></text:p>
      <text:list xml:id="list990738633" text:style-name="L14">
        <text:list-item>
          <text:p text:style-name="P188"><text:span text:style-name="T2">File</text:span><text:span text:style-name="T30">: </text:span><text:span text:style-name="T32">una successione di elementi in cui:</text:span></text:p>
          <text:list>
            <text:list-item>
              <text:p text:style-name="P181">La lunghezza e’ libera e non deve essere dichiarata.</text:p>
            </text:list-item>
            <text:list-item>
              <text:p text:style-name="P181">Ha una natura sequenziale.</text:p>
            </text:list-item>
            <text:list-item>
              <text:p text:style-name="P181">Puo’ essere associato al concetto di flusso:</text:p>
              <text:list>
                <text:list-item>
                  <text:p text:style-name="P189"><text:soft-page-break/><text:span text:style-name="T30">Esistono due tipi di flusso, </text:span><text:span text:style-name="T29">binario </text:span><text:span text:style-name="T30">e di </text:span><text:span text:style-name="T29">caratteri</text:span><text:span text:style-name="T30">, in questo modo il file e’ mappato su un qualsiasi dispositivo di I/O tramite l’operazione di apertura.</text:span></text:p>
                </text:list-item>
                <text:list-item>
                  <text:p text:style-name="P190"><text:span text:style-name="T30">L’operazione di apertura di un file richiede il nome del file e la </text:span><text:span text:style-name="T29">modalita’ di apertura</text:span><text:span text:style-name="T30">:</text:span></text:p>
                  <text:list>
                    <text:list-item>
                      <text:p text:style-name="P182">Sola lettura</text:p>
                    </text:list-item>
                    <text:list-item>
                      <text:p text:style-name="P182">Sola scrittura</text:p>
                    </text:list-item>
                    <text:list-item>
                      <text:p text:style-name="P182">Lettura e scrittura</text:p>
                    </text:list-item>
                    <text:list-item>
                      <text:p text:style-name="P182">Append</text:p>
                    </text:list-item>
                  </text:list>
                </text:list-item>
                <text:list-item>
                  <text:p text:style-name="P190"><text:span text:style-name="T30">L’apertura ritorna un </text:span><text:span text:style-name="T29">riferimento</text:span><text:span text:style-name="T30"> o un puntatore ad una struttura file (in C) o ad un </text:span><text:span text:style-name="T29">buffer</text:span><text:span text:style-name="T30">.</text:span></text:p>
                </text:list-item>
                <text:list-item>
                  <text:p text:style-name="P182">Ogni operazione sul file avviene tramite questo puntatore.</text:p>
                </text:list-item>
                <text:list-item>
                  <text:p text:style-name="P182">La struttura file contiene informazioni aggiuntive come la posizione nel file, eventuali errori, indicatori di terminazione, ecc.</text:p>
                </text:list-item>
                <text:list-item>
                  <text:p text:style-name="P183">Le operazioni possibili, una volta aperto il file, sono:</text:p>
                  <text:list>
                    <text:list-item>
                      <text:p text:style-name="P183">Lettura</text:p>
                    </text:list-item>
                    <text:list-item>
                      <text:p text:style-name="P183">Scrittura</text:p>
                    </text:list-item>
                    <text:list-item>
                      <text:p text:style-name="P183">Posizionamento (eventuale)</text:p>
                    </text:list-item>
                  </text:list>
                </text:list-item>
                <text:list-item>
                  <text:p text:style-name="P184">Alcuni file sono aperti e passati al programma dal sistema operativo e servono come configurazione per il programma per interagire con l’ecosistema dove si sta lavorando.</text:p>
                </text:list-item>
                <text:list-item>
                  <text:p text:style-name="P186"><text:span text:style-name="T2">Una volta terminato l’utilizzo il programma viene </text:span>chiuso<text:span text:style-name="T2">.</text:span></text:p>
                </text:list-item>
              </text:list>
            </text:list-item>
            <text:list-item>
              <text:p text:style-name="P191"><text:span text:style-name="T2">File di utilita’</text:span><text:span text:style-name="T30">:</text:span></text:p>
              <text:list>
                <text:list-item>
                  <text:p text:style-name="P184">Servono per interfacciarsi con dispositivi mappabili su un flusso.</text:p>
                </text:list-item>
                <text:list-item>
                  <text:p text:style-name="P184">Sono utili per salvare lo statto di elaborazioni successive.</text:p>
                </text:list-item>
              </text:list>
            </text:list-item>
            <text:list-item>
              <text:p text:style-name="P191"><text:span text:style-name="T2">File di record</text:span><text:span text:style-name="T30">:</text:span></text:p>
              <text:list>
                <text:list-item>
                  <text:p text:style-name="P191"><text:span text:style-name="T30">E’ possibile salvare in un file una serie di record ottenendo una struttura simile ad una </text:span><text:span text:style-name="T29">tab</text:span><text:span text:style-name="T45">e</text:span><text:span text:style-name="T29">lla</text:span><text:span text:style-name="T30">.</text:span></text:p>
                </text:list-item>
                <text:list-item>
                  <text:p text:style-name="P191"><text:span text:style-name="T30">Generalmente questi file sono considerati ad </text:span><text:span text:style-name="T29">accesso casuale </text:span><text:span text:style-name="T30">e non obbligatoriamente sequenziale.</text:span></text:p>
                </text:list-item>
                <text:list-item>
                  <text:p text:style-name="P185">Posso ricercare un record usando la sua posizione nel file.</text:p>
                </text:list-item>
                <text:list-item>
                  <text:p text:style-name="P185">La dimensione dei record deve essere fissa per ogni elemento per spostarsi facilmente.</text:p>
                </text:list-item>
              </text:list>
            </text:list-item>
          </text:list>
        </text:list-item>
      </text:list>
      <text:p text:style-name="P53"/>
      <text:p text:style-name="P55"><text:span text:style-name="T30">Oggi si usano strutture piu’ complesse ed astratter per immagazzinare i dati, come i </text:span><text:span text:style-name="T29">database</text:span><text:span text:style-name="T30">, che risolvono il problema della sequenzialita’ e permettono accessi rapidi e ricerche. Richiedono delle </text:span><text:span text:style-name="T29">interfacce </text:span><text:span text:style-name="T30">specifiche ed un </text:span><text:span text:style-name="T29">linguaggio di interrogazione </text:span><text:span text:style-name="T30">(SQL, JS).</text:span></text:p>
      <text:p text:style-name="P53"/>
      <text:p text:style-name="P53"/>
      <text:p text:style-name="P56">Sottoprogrammi</text:p>
      <text:p text:style-name="P1"/>
      <text:p text:style-name="P66"><text:span text:style-name="T8">Poiche’ noi ragioniamo secondo dei livelli di astrazione molto piu’ alti rispetto a quelli che sono interpretabili da un calcolatore, siamo soliti risolvere i problemi secondo un approccio </text:span><text:span text:style-name="T9">TopDown</text:span><text:span text:style-name="T12">, organizzando in maniera procedurale i programmi, fino a ricondurre il tutto ad un unico macro-problema.</text:span></text:p>
      <text:p text:style-name="P33"/>
      <text:p text:style-name="P34"><text:soft-page-break/>Nella soluzione dei problemi si possono incappare in casi specifici:</text:p>
      <text:list xml:id="list3286657071" text:style-name="L15">
        <text:list-item>
          <text:p text:style-name="P75">La ripetizione identica di una stessa sequenza di istruzioni.</text:p>
        </text:list-item>
        <text:list-item>
          <text:p text:style-name="P75">L’inserimento di un programma gia’ realizzato in un altro programma.</text:p>
        </text:list-item>
        <text:list-item>
          <text:p text:style-name="P75">Utilizzare librerie.</text:p>
        </text:list-item>
        <text:list-item>
          <text:p text:style-name="P75"/>
        </text:list-item>
      </text:list>
      <text:p text:style-name="P67"><text:span text:style-name="T12">Un termine generico per definire il raggruppamento procedurale e’ quello di </text:span><text:span text:style-name="T9">sottoprogramma</text:span><text:span text:style-name="T12"> di cui ne possiamo identificare tre classi principali:</text:span></text:p>
      <text:list xml:id="list1428018563" text:style-name="L16">
        <text:list-item>
          <text:p text:style-name="P192"><text:span text:style-name="T12">Macro</text:span><text:span text:style-name="T16">: un insieme di istruzioni a cui viene assegnato un nome. </text:span></text:p>
          <text:list>
            <text:list-item>
              <text:p text:style-name="P140">Il nome della macro viene rimpiazzato dall’insieme delle istruzioni relative prima di passare il sorgente al traduttore che lo codifica in un linguaggio comprensibile alla macchina.</text:p>
            </text:list-item>
          </text:list>
        </text:list-item>
        <text:list-item>
          <text:p text:style-name="P192"><text:span text:style-name="T12">Procedura</text:span><text:span text:style-name="T16">: un insime di istruzioni a cui viene assegnato un nome e definiscono un’unita’ di esecuzione a se stante.</text:span></text:p>
          <text:list>
            <text:list-item>
              <text:p text:style-name="P141">Una procedura comunica con il programma che l’ha chiamata attraverso dei parametri passati al momento dell’invocazione.</text:p>
            </text:list-item>
            <text:list-item>
              <text:p text:style-name="P141">Generalmente restituisce un valore di output.</text:p>
            </text:list-item>
          </text:list>
        </text:list-item>
        <text:list-item>
          <text:p text:style-name="P193"><text:span text:style-name="T12">Funzione</text:span><text:span text:style-name="T16">: una procedura che restituisce uno o piu’ valori di output.</text:span></text:p>
        </text:list-item>
      </text:list>
      <text:p text:style-name="P24"/>
      <text:p text:style-name="P57"><text:span text:style-name="T16">I sottoproblemi risolti da un sottoprogramma possono essere a loro volta suddivisi in sottoproblemi. Si arriva dunque ad una </text:span><text:span text:style-name="T21">gerarchia a livelli </text:span><text:span text:style-name="T16">dove vengono riassunte le relazioni tra i sottiprogrammi in cui la radice comune e’ un programma principale detto </text:span><text:span text:style-name="T21">main.</text:span></text:p>
      <text:p text:style-name="P32"/>
      <text:p text:style-name="P32"/>
      <text:p text:style-name="P58"><text:span text:style-name="T21">Procedure</text:span><text:span text:style-name="T16">:</text:span></text:p>
      <text:list xml:id="list3522568152" text:style-name="L17">
        <text:list-item>
          <text:p text:style-name="P194"><text:span text:style-name="T16">E’ individuata da un’</text:span><text:span text:style-name="T21">instestazione P </text:span><text:span text:style-name="T16">e da un </text:span><text:span text:style-name="T21">corpo </text:span><text:span text:style-name="T16">racchiuso tra </text:span><text:span text:style-name="T21">begin-end.</text:span></text:p>
        </text:list-item>
        <text:list-item>
          <text:p text:style-name="P142">L’intestazione contiene l’identificativo della procedura ed eventuali parametri.</text:p>
        </text:list-item>
        <text:list-item>
          <text:p text:style-name="P143">Le procedure non hanno il valore di ritorno esplicitamente espresso nell’intestazione.</text:p>
        </text:list-item>
      </text:list>
      <text:p text:style-name="P25"/>
      <text:p text:style-name="P26">Passaggio parametri:</text:p>
      <text:list xml:id="list225843338922629" text:continue-numbering="true" text:style-name="L17">
        <text:list-item>
          <text:p text:style-name="P144">E’ fondamentale indicare i tipi dei parametri passati e dell’eventuale output</text:p>
          <text:list>
            <text:list-item>
              <text:p text:style-name="P145">Il passaggio dei parametri puo’ avvenire per:</text:p>
              <text:list>
                <text:list-item>
                  <text:p text:style-name="P195"><text:span text:style-name="T8">Valore</text:span><text:span text:style-name="T15">: viene passata una copia del valore della variabile utilizzata al momento della chiamata.</text:span></text:p>
                </text:list-item>
                <text:list-item>
                  <text:p text:style-name="P195"><text:span text:style-name="T8">Indirizzo o riferimento</text:span><text:span text:style-name="T15">: </text:span><text:span text:style-name="T23">viene passato un riferimento alla variabile del chiamante e che quindi non viene dupicata nel sottoprogramma, ma puo’ essere chiamata e modificata dalla procedura attraverso il riferimento.</text:span></text:p>
                </text:list-item>
              </text:list>
            </text:list-item>
          </text:list>
        </text:list-item>
        <text:list-item>
          <text:p text:style-name="P196"><text:span text:style-name="T23">L’</text:span><text:span text:style-name="T24">output di una funzione prevederebbe il ritorno di un solo parametro secondo la definizione formale.</text:span></text:p>
        </text:list-item>
        <text:list-item>
          <text:p text:style-name="P146">I parametri vengono definiti nel momento in cui la procedura viene creata e devono essere inclusi al momento dell’invocazione.</text:p>
        </text:list-item>
      </text:list>
      <text:p text:style-name="P27"/>
      <text:p text:style-name="P27"/>
      <text:p text:style-name="P59"><text:soft-page-break/><text:span text:style-name="T15">Si dice </text:span><text:span text:style-name="T21">scope</text:span><text:span text:style-name="T15"> di una variabile il suo ambito di visibilita’.</text:span></text:p>
      <text:p text:style-name="P59"><text:span text:style-name="T15">Un qualsiasi oggetto (variabile, costante, procedura, funzione) che e’ significativo solamente in una determinata parte del programma si dice </text:span><text:span text:style-name="T21">locale</text:span><text:span text:style-name="T15">.</text:span></text:p>
      <text:p text:style-name="P59"><text:span text:style-name="T15">Al coltrario se e’ significativo ad ogni istante del programma di sice </text:span><text:span text:style-name="T21">globale</text:span><text:span text:style-name="T15">.</text:span></text:p>
      <text:p text:style-name="P59"><text:span text:style-name="T15">Le procedure e le funzioni costituiscono degli </text:span><text:span text:style-name="T21">ambiti di esecuzione separati</text:span><text:span text:style-name="T15"> dal resto del programma e dialogano con esso tramite la loro intestazione.</text:span></text:p>
      <text:p text:style-name="P28"/>
      <text:p text:style-name="P29">All’interno di un programma l’esecuzione di procedure/funzioni sospende l’esecuzione del chiamante e la riprende alla terminare del sottoprogramma.</text:p>
      <text:p text:style-name="P60"><text:span text:style-name="T15">In memoria vengono memorizzati gli stati delle variabili in ogni processo in una struttura chiamata </text:span><text:span text:style-name="T21">stack:</text:span></text:p>
      <text:list xml:id="list3332093299" text:style-name="L18">
        <text:list-item>
          <text:p text:style-name="P197"><text:span text:style-name="T15">E’ una struttura dati astratta che agisce come una </text:span><text:span text:style-name="T21">pila Last In First Out</text:span><text:span text:style-name="T15">.</text:span></text:p>
        </text:list-item>
        <text:list-item>
          <text:p text:style-name="P147">La visibilita’ dellla procedura o funzione e’ determinata dallo stack.</text:p>
        </text:list-item>
        <text:list-item>
          <text:p text:style-name="P198"><text:span text:style-name="T15">L’insieme di oggetti che vengono caricati nello stack ad ogni chiamata si chiama </text:span><text:span text:style-name="T21">record di attivazione</text:span><text:span text:style-name="T15">.</text:span></text:p>
        </text:list-item>
        <text:list-item>
          <text:p text:style-name="P147">Ogni esecuzione di sottoprogramma ha il suo record di attivazione.</text:p>
        </text:list-item>
        <text:list-item>
          <text:p text:style-name="P147">Anche il main ha un record di attivazione nello stack.</text:p>
        </text:list-item>
      </text:list>
      <text:p text:style-name="P30"/>
      <text:p text:style-name="P30"/>
      <text:p text:style-name="P44">Ricorsivita’</text:p>
      <text:p text:style-name="P1"/>
      <text:p text:style-name="P38">Un oggetto ricorsivo e’ definito totalmente o parzialmente in base a se stesso.</text:p>
      <text:p text:style-name="P39">Il concetto di ricorsione e’ collegato a quello di induzione matematica.</text:p>
      <text:p text:style-name="P40"/>
      <text:p text:style-name="P68"><text:span text:style-name="T25">La ricorsione sta alla base della tecnica </text:span><text:span text:style-name="T11">divide et impera</text:span><text:span text:style-name="T14">:</text:span></text:p>
      <text:list xml:id="list594896355" text:style-name="L19">
        <text:list-item>
          <text:p text:style-name="P76">Consiste nel dividere un probelma in sottoproblemi dello stesso tipo piu’ semplici da risolvere.</text:p>
        </text:list-item>
      </text:list>
      <text:p text:style-name="P37"/>
      <text:p text:style-name="P37">Un linguaggio permette la ricorsione se permette ad un sottoprogramma di chiamare se stesso.</text:p>
      <text:p text:style-name="P36">Virtualmente ogni linguaggio di programmazione permette la definizione di strutture ricorsive, facendo uso dello stack per tenere traccia delle chiamate. Ogni sottoprogramma ricorsivo puo’ essere <text:span text:style-name="T1">trasformato </text:span>in un sottoprogramma iterativo mediante l’utilizzo di uno stack esclusivo.</text:p>
      <text:p text:style-name="P35"/>
      <text:p text:style-name="P37">La ricorsivita’ ci consente di definire un insieme anche infinito di oggetti con un numero finito di comandi:</text:p>
      <text:list xml:id="list1333918667" text:style-name="L20">
        <text:list-item>
          <text:p text:style-name="P77">Se il sottoprogramma S contiene un riferimento esplicito a se stesso allora si tratta di <text:span text:style-name="T1">ricorsivita’ diretta.</text:span></text:p>
        </text:list-item>
        <text:list-item>
          <text:p text:style-name="P77">Se il sottoprogramma S contiene un riferimento ad una procedura Q che contiene un riferimento a S allora si parla di <text:span text:style-name="T1">ricorsivita’ indiretta</text:span>.</text:p>
        </text:list-item>
      </text:list>
      <text:p text:style-name="P37"/>
      <text:p text:style-name="P37">Un programma ricorsivo crea dei problemi:</text:p>
      <text:list xml:id="list808797330" text:style-name="L21">
        <text:list-item>
          <text:p text:style-name="P106">Terminazione<text:span text:style-name="T29">: </text:span><text:span text:style-name="T46">viene generalmente fatta precedere la </text:span><text:span text:style-name="T38">condizione di terminazione</text:span><text:span text:style-name="T46"> prima della chiamata ricorsiva, in modo che quando la condizione viene soddisfatta allora finiscono le chiamate ricorsive.</text:span></text:p>
        </text:list-item>
        <text:list-item>
          <text:p text:style-name="P107"><text:soft-page-break/>Istanziazione<text:span text:style-name="T29">: alla chiamata di un sottoprogramma vengono </text:span><text:span text:style-name="T39">allocate aree di memoria</text:span><text:span text:style-name="T47"> per variabili locali (record di attivazione). Questa memoria viene deallocata solo al momento dell’uscita dal sottoprogramma. Nel caso della ricorsione il sottoprogramma viene chiamato molte volte prima di uscire, dunque esistono piu’ istanze dello stesso in memoria (risolvibile tramite la considerazione solo dell’ultima istanza allocata nello scope).</text:span></text:p>
        </text:list-item>
      </text:list>
      <text:p text:style-name="P148"/>
      <text:p text:style-name="P148"/>
      <text:p text:style-name="P45"><text:span text:style-name="T47">S</text:span><text:span text:style-name="T29">trutture dati dinamiche</text:span></text:p>
      <text:p text:style-name="P173"/>
      <text:p text:style-name="P69"><text:span text:style-name="T8">Esistono strutture dati che diversamente da array e strutture sono dinamiche e concatenate in cui non e’ necessario definire le dimensioni a priori della struttura, che puo’ crescere all’interno del programma. Si usa dunque un tipo di memorizzazione detto </text:span><text:span text:style-name="T9">concatenato</text:span><text:span text:style-name="T12"> (cio’ non vuol dire che le aree di memoria allocate siano necessarimente adiacenti).</text:span></text:p>
      <text:p text:style-name="P78"/>
      <text:p text:style-name="P78">Per consentire alle strutture di essere distribuite si fa uso di puntatori che puntano alla cella di memoria successiva. Il tipo di puntatore e’ definito anche dal tipo di oggetto che punta.</text:p>
      <text:p text:style-name="P78"/>
      <text:p text:style-name="P79">Una struttura di questo tipo non permette un accesos diretto all’elemento ma serve scandire una struttura per arrivare all’elemento desiderato.</text:p>
      <text:p text:style-name="P79">Le strutture dinamiche possono comportare delle perdite di efficienza per il reperimento del dato ma hanno vantaggi rispetto inserimenti ed eliminazioni.</text:p>
      <text:p text:style-name="P79">Possiamo dire che ogni elemento della struttura dinamica e’ un record, in quanto contiene l’informazione ed il puntatore all’elemento successivo.</text:p>
      <text:p text:style-name="P79"/>
      <text:p text:style-name="P80">L’indirizzo del primo elemento si trova in un puntatore P0 esterno alla struttura della lista (Puntatore di testa), l’ultimo invece ha un puntatore che non punta a nulla (Puntatore di coda).</text:p>
      <text:p text:style-name="P80"/>
      <text:p text:style-name="P80">Operazioni:</text:p>
      <text:list xml:id="list3169277607" text:style-name="L22">
        <text:list-item>
          <text:p text:style-name="P199"><text:span text:style-name="T12">Ricerca</text:span><text:span text:style-name="T16">: </text:span><text:span text:style-name="T17">scansione completa della lista in ricerca del valore; potenzialmente comporta la scansione completa.</text:span></text:p>
        </text:list-item>
        <text:list-item>
          <text:p text:style-name="P200"><text:span text:style-name="T12">Inserzione</text:span><text:span text:style-name="T16">: </text:span><text:span text:style-name="T18">devo solamente aggiornare i puntatori degli elementi che definiscono l’intorno del nuovo record.</text:span></text:p>
        </text:list-item>
        <text:list-item>
          <text:p text:style-name="P201"><text:span text:style-name="T12">Cancellazione</text:span><text:span text:style-name="T16">: sgancio un elemento dalla lista e dealloco la memoria.</text:span></text:p>
        </text:list-item>
      </text:list>
      <text:p text:style-name="P149"/>
      <text:p text:style-name="P61"><text:span text:style-name="T21">Stack </text:span><text:span text:style-name="T22">o Pila</text:span><text:span text:style-name="T21"> </text:span><text:span text:style-name="T19">(Una struttura LIFO – Last In First Out)</text:span><text:span text:style-name="T16">: </text:span></text:p>
      <text:list xml:id="list603945410" text:style-name="L23">
        <text:list-item>
          <text:p text:style-name="P204"><text:span text:style-name="T26">Push</text:span><text:span text:style-name="T20">: inserimento di un nuovo elemento nella pila.</text:span></text:p>
        </text:list-item>
        <text:list-item>
          <text:p text:style-name="P204"><text:span text:style-name="T26">Pop</text:span><text:span text:style-name="T20">: estraggo l’ultimo elemento dalla pila.</text:span></text:p>
        </text:list-item>
      </text:list>
      <text:p text:style-name="P150"/>
      <text:p text:style-name="P62"><text:span text:style-name="T15">Coda</text:span><text:span text:style-name="T16"> (Una struttura FIFO – First In First Out)</text:span></text:p>
      <text:list xml:id="list1714526304" text:style-name="L24">
        <text:list-item>
          <text:p text:style-name="P151">Inserimento in fondo alla coda.</text:p>
        </text:list-item>
        <text:list-item>
          <text:p text:style-name="P151">Estrazione dalla testa della coda.</text:p>
        </text:list-item>
      </text:list>
      <text:p text:style-name="P152"/>
      <text:p text:style-name="P152"/>
      <text:p text:style-name="P63"><text:soft-page-break/><text:span text:style-name="T15">Implementazione</text:span><text:span text:style-name="T16">:</text:span></text:p>
      <text:list xml:id="list1281445818" text:style-name="L25">
        <text:list-item>
          <text:p text:style-name="P153">Puntatore che indica il riferimento ad una determinata zona di memoria dove risiede un certo dato.</text:p>
        </text:list-item>
        <text:list-item>
          <text:p text:style-name="P153">Il linguaggio deve permettere di allocare dinamicamente la memorai per nuove strutture dati.</text:p>
        </text:list-item>
        <text:list-item>
          <text:p text:style-name="P153">Le funzionalita’ di allocazione e deallocazione sono gestite al livello del sistema operativo che gestisce la memorai associata al programma/processo</text:p>
        </text:list-item>
      </text:list>
      <text:p text:style-name="P154"/>
      <text:p text:style-name="P64"><text:span text:style-name="T15">La memoria</text:span><text:span text:style-name="T16">:</text:span></text:p>
      <text:list xml:id="list1316587859" text:style-name="L26">
        <text:list-item>
          <text:p text:style-name="P202"><text:span text:style-name="T12">Stack</text:span><text:span text:style-name="T16">: zone di memoria statiche per gestire le chiamate a funzione, passaggio di parametri e allocazione di variabili locali nella funzione.</text:span></text:p>
        </text:list-item>
        <text:list-item>
          <text:p text:style-name="P202"><text:span text:style-name="T12">Heap</text:span><text:span text:style-name="T16">: lotto dinamico di memoria che viene allocato al processo ed evolve con esso.</text:span></text:p>
        </text:list-item>
        <text:list-item>
          <text:p text:style-name="P155">Esistono tecniche di programmazione evoluta che permettono (in base al compilatore) di allocare dinamicamente lo spazio nello stack violando la caratteristica staticita’.</text:p>
        </text:list-item>
      </text:list>
      <text:p text:style-name="P156"/>
      <text:p text:style-name="P161">Strutture dati dinamiche evolute</text:p>
      <text:p text:style-name="P157">La lista multipla e’ composta da:</text:p>
      <text:list xml:id="list636956495" text:style-name="L27">
        <text:list-item>
          <text:p text:style-name="P108">Informazione</text:p>
        </text:list-item>
        <text:list-item>
          <text:p text:style-name="P108">Puntatore al prossimo elemento</text:p>
        </text:list-item>
        <text:list-item>
          <text:p text:style-name="P108">Puntatore ad una sottolista</text:p>
        </text:list-item>
      </text:list>
      <text:p text:style-name="P157"/>
      <text:p text:style-name="P157">Questo comporta una gerarchia di elementi tra padre e sottoliste.</text:p>
      <text:p text:style-name="P157"/>
      <text:p text:style-name="P65"><text:span text:style-name="T15">Strutture dati astratte</text:span><text:span text:style-name="T16">:</text:span></text:p>
      <text:list xml:id="list2984868418" text:style-name="L28">
        <text:list-item>
          <text:p text:style-name="P203"><text:span text:style-name="T12">Albero</text:span><text:span text:style-name="T16">: struttura gerarchica, gli elementi che la compogono si chiamano </text:span><text:span text:style-name="T15">nodi</text:span><text:span text:style-name="T16">, mentre le linee che connettono gli elementi si chiamano </text:span><text:span text:style-name="T15">archi</text:span><text:span text:style-name="T16">. Un albero e’ l’insieme di uno o piu nodi tale che:</text:span></text:p>
          <text:list>
            <text:list-item>
              <text:p text:style-name="P203"><text:span text:style-name="T16">Un nodo e’ designato come </text:span><text:span text:style-name="T15">radice</text:span><text:span text:style-name="T16">.</text:span></text:p>
            </text:list-item>
            <text:list-item>
              <text:p text:style-name="P158">Ognuno dei nodi restanti puo’ essere suddiviso in insiemi disgiunti che e’ a sua volta un albero per altri nodi.</text:p>
            </text:list-item>
            <text:list-item>
              <text:p text:style-name="P203"><text:span text:style-name="T16">I nodi non successori sono detti </text:span><text:span text:style-name="T15">foglie</text:span><text:span text:style-name="T16">.</text:span></text:p>
            </text:list-item>
            <text:list-item>
              <text:p text:style-name="P158">Ogni nodo ha un solo padre.</text:p>
            </text:list-item>
          </text:list>
        </text:list-item>
        <text:list-item>
          <text:p text:style-name="P203"><text:span text:style-name="T12">Grafi</text:span><text:span text:style-name="T16">: generalizzazione degli alberi, con meno restrizioni:</text:span></text:p>
          <text:list>
            <text:list-item>
              <text:p text:style-name="P203"><text:span text:style-name="T16">Un insieme di nodi connessi tra di loro (</text:span><text:span text:style-name="T15">orientati</text:span><text:span text:style-name="T16"> o meno, a seconda del verso degli archi)</text:span></text:p>
            </text:list-item>
          </text:list>
        </text:list-item>
        <text:list-item>
          <text:p text:style-name="P158">Si rappresentano tramite liste multiple.</text:p>
        </text:list-item>
      </text:list>
      <text:p text:style-name="P159"/>
      <text:p text:style-name="P159"/>
      <text:p text:style-name="P160">Fasi della programmazione</text:p>
      <text:p text:style-name="P160"/>
      <text:p text:style-name="P162">Specifica<text:span text:style-name="T2">: chi commissiona un programma descrive in modo informale o formale il problema che deve risolvere elencando:</text:span></text:p>
      <text:list xml:id="list3163896050" text:style-name="L30">
        <text:list-item>
          <text:p text:style-name="P163"><text:span text:style-name="T2">Dati in ingresso.</text:span></text:p>
        </text:list-item>
        <text:list-item>
          <text:p text:style-name="P163"><text:span text:style-name="T2">Dati desiderati in uscita.</text:span></text:p>
        </text:list-item>
        <text:list-item>
          <text:p text:style-name="P163"><text:span text:style-name="T2">Relazione tra dati in ingresso e in uscita.</text:span></text:p>
        </text:list-item>
        <text:list-item>
          <text:p text:style-name="P163"><text:soft-page-break/><text:span text:style-name="T2">Condizioni al contorno.</text:span></text:p>
        </text:list-item>
        <text:list-item>
          <text:p text:style-name="P164"><text:span text:style-name="T2">Vincoli (perlopiu’ di risorse) che il programma dovra’ rispettare.</text:span></text:p>
        </text:list-item>
        <text:list-item>
          <text:p text:style-name="P164"><text:span text:style-name="T2">Punto di partenza per il lavoro.</text:span></text:p>
        </text:list-item>
      </text:list>
      <text:p text:style-name="P165"><text:span text:style-name="T2"/></text:p>
      <text:p text:style-name="P165"><text:span text:style-name="T2"/></text:p>
      <text:p text:style-name="P165">Progettazione<text:span text:style-name="T2">: </text:span><text:span text:style-name="T3">svolto dal programmatore, consiste in:</text:span></text:p>
      <text:list xml:id="list1898588712" text:style-name="L31">
        <text:list-item>
          <text:p text:style-name="P166">Analisi <text:span text:style-name="T2">del problema da risolvere secondo la specifica.</text:span></text:p>
          <text:list>
            <text:list-item>
              <text:p text:style-name="P166"><text:span text:style-name="T27">Top down</text:span><text:span text:style-name="T2">: </text:span><text:span text:style-name="T4">proprio della programmazione </text:span><text:span text:style-name="T66">strutturata</text:span><text:span text:style-name="T4">, si parte dai requisiti, si </text:span><text:span text:style-name="T66">decompone</text:span><text:span text:style-name="T4"> gerarchicamente il problema fino a rendere i compiti elementari.</text:span></text:p>
            </text:list-item>
            <text:list-item>
              <text:p text:style-name="P166"><text:span text:style-name="T27">Bottom up</text:span><text:span text:style-name="T2">: </text:span><text:span text:style-name="T5">si parte dai compoti elementari e si lavora per </text:span><text:span text:style-name="T67">incrementi</text:span><text:span text:style-name="T5">, </text:span><text:span text:style-name="T6">facendo spesso uso di librerie, </text:span><text:span text:style-name="T5">fino alla soluzione.</text:span></text:p>
            </text:list-item>
            <text:list-item>
              <text:p text:style-name="P112"><text:span text:style-name="T2">Ad oggetti</text:span><text:span text:style-name="T30">: </text:span><text:span text:style-name="T33">identificazione degli elementi, esplicitazione delle </text:span><text:span text:style-name="T48">proprieta’</text:span><text:span text:style-name="T33"> e </text:span><text:span text:style-name="T48">relazioni</text:span><text:span text:style-name="T33">, determinazione della struttura del programma.</text:span></text:p>
            </text:list-item>
          </text:list>
        </text:list-item>
        <text:list-item>
          <text:p text:style-name="P166">Concezione astratta dell’algoritmo <text:span text:style-name="T2">necessario per risolvere il problema.</text:span></text:p>
        </text:list-item>
      </text:list>
      <text:p text:style-name="P167"><text:span text:style-name="T2"/></text:p>
      <text:p text:style-name="P168">Modellazione<text:span text:style-name="T2">: rappresentazione dell’algoritmo in maniera formale e dettagliata per esplicitarne la struttura concettuale:</text:span></text:p>
      <text:list xml:id="list733736240" text:style-name="L32">
        <text:list-item>
          <text:p text:style-name="P169"><text:span text:style-name="T2">Riduce il tempo di verifica e correzione.</text:span></text:p>
        </text:list-item>
        <text:list-item>
          <text:p text:style-name="P169"><text:span text:style-name="T2">Consente una visione chiara di tutto il processo.</text:span></text:p>
        </text:list-item>
        <text:list-item>
          <text:p text:style-name="P169"><text:span text:style-name="T2">Puo’ essere comodo usare linguaggi di modellazione e pseudocodice.</text:span></text:p>
        </text:list-item>
        <text:list-item>
          <text:p text:style-name="P170"><text:span text:style-name="T2">Da’ supporto alla produzione di documentazione:</text:span></text:p>
          <text:list>
            <text:list-item>
              <text:p text:style-name="P171"><text:span text:style-name="T28">Interna</text:span><text:span text:style-name="T7">: d</text:span><text:span text:style-name="T2">entro al codice tramite commenti, concedendo manutenibilita’ e riusabilita’ del codice, </text:span><text:span text:style-name="T7">tramite convenzioni di formattazinoe e notazione.</text:span></text:p>
            </text:list-item>
            <text:list-item>
              <text:p text:style-name="P113"><text:span text:style-name="T2">Esterna</text:span><text:span text:style-name="T30">: documenti di progetto separati dal programma:</text:span></text:p>
              <text:list>
                <text:list-item>
                  <text:p text:style-name="P114"><text:span text:style-name="T29">Documentazione di specifica</text:span><text:span text:style-name="T30">:</text:span></text:p>
                  <text:list>
                    <text:list-item>
                      <text:p text:style-name="P114"><text:span text:style-name="T30">Descrizione del problema.</text:span></text:p>
                    </text:list-item>
                    <text:list-item>
                      <text:p text:style-name="P114"><text:span text:style-name="T30">Requisiti funzionali.</text:span></text:p>
                    </text:list-item>
                    <text:list-item>
                      <text:p text:style-name="P114"><text:span text:style-name="T30">Requisiti architetturali.</text:span></text:p>
                    </text:list-item>
                    <text:list-item>
                      <text:p text:style-name="P114"><text:span text:style-name="T30">Requisiti non funzionali.</text:span></text:p>
                    </text:list-item>
                  </text:list>
                </text:list-item>
                <text:list-item>
                  <text:p text:style-name="P114"><text:span text:style-name="T29">Documentazione di progetto</text:span><text:span text:style-name="T30">:</text:span></text:p>
                  <text:list>
                    <text:list-item>
                      <text:p text:style-name="P114"><text:span text:style-name="T30">Analisi e disegno.</text:span></text:p>
                    </text:list-item>
                    <text:list-item>
                      <text:p text:style-name="P114"><text:span text:style-name="T30">Casi d’uso.</text:span></text:p>
                    </text:list-item>
                    <text:list-item>
                      <text:p text:style-name="P114"><text:span text:style-name="T30">Descrizione degli algoritmi.</text:span></text:p>
                    </text:list-item>
                    <text:list-item>
                      <text:p text:style-name="P114"><text:span text:style-name="T30">Diagramma e schemi a blocchi.</text:span></text:p>
                    </text:list-item>
                  </text:list>
                </text:list-item>
                <text:list-item>
                  <text:p text:style-name="P115"><text:span text:style-name="T29">Documentazione di collaudo</text:span><text:span text:style-name="T30">:</text:span></text:p>
                  <text:list>
                    <text:list-item>
                      <text:p text:style-name="P115"><text:span text:style-name="T30">Metodi di verifica.</text:span></text:p>
                    </text:list-item>
                    <text:list-item>
                      <text:p text:style-name="P115"><text:span text:style-name="T30">Insieme di test.</text:span></text:p>
                    </text:list-item>
                    <text:list-item>
                      <text:p text:style-name="P115"><text:span text:style-name="T30">Malfunzionamenti riscontrati (bug history).</text:span></text:p>
                    </text:list-item>
                    <text:list-item>
                      <text:p text:style-name="P115"><text:span text:style-name="T30">Modifiche effettuate.</text:span></text:p>
                    </text:list-item>
                  </text:list>
                </text:list-item>
              </text:list>
            </text:list-item>
          </text:list>
        </text:list-item>
      </text:list>
      <text:p text:style-name="P116"><text:span text:style-name="T30"/></text:p>
      <text:p text:style-name="P117"><text:span text:style-name="T29">Codifica</text:span><text:span text:style-name="T30">: </text:span></text:p>
      <text:list xml:id="list2381286472" text:style-name="L33">
        <text:list-item>
          <text:p text:style-name="P118"><text:span text:style-name="T30">Scelta del </text:span><text:span text:style-name="T29">linguaggio</text:span><text:span text:style-name="T30"> di programmazione in base al problema:</text:span></text:p>
          <text:list>
            <text:list-item>
              <text:p text:style-name="P118"><text:span text:style-name="T29">Integrazione</text:span><text:span text:style-name="T30"> con sistemi e ambienti software.</text:span></text:p>
            </text:list-item>
            <text:list-item>
              <text:p text:style-name="P118"><text:span text:style-name="T30">Strumenti di sviluppo necessari.</text:span></text:p>
            </text:list-item>
            <text:list-item>
              <text:p text:style-name="P118"><text:span text:style-name="T30">Requisiti prestazionali.</text:span></text:p>
            </text:list-item>
            <text:list-item>
              <text:p text:style-name="P118"><text:span text:style-name="T30">Adeguatezza allo scopo.</text:span></text:p>
            </text:list-item>
          </text:list>
        </text:list-item>
        <text:list-item>
          <text:p text:style-name="P119"><text:soft-page-break/><text:span text:style-name="T30">Scrittura del codice seguendo la modellazione e la progettazione fatta in precedenza.</text:span></text:p>
        </text:list-item>
        <text:list-item>
          <text:p text:style-name="P120"><text:span text:style-name="T29">Traduzione</text:span><text:span text:style-name="T30"> del modello nel programma.</text:span></text:p>
        </text:list-item>
      </text:list>
      <text:p text:style-name="P121"><text:span text:style-name="T30"/></text:p>
      <text:p text:style-name="P122"><text:span text:style-name="T29">Collaudo e verifica</text:span><text:span text:style-name="T30">:</text:span></text:p>
      <text:list xml:id="list1750057196" text:style-name="L34">
        <text:list-item>
          <text:p text:style-name="P123"><text:span text:style-name="T2">Collaudo empirico</text:span><text:span text:style-name="T30">: non garantisce la correttezza:</text:span></text:p>
          <text:list>
            <text:list-item>
              <text:p text:style-name="P124"><text:span text:style-name="T30">Classi di errore:</text:span></text:p>
              <text:list>
                <text:list-item>
                  <text:p text:style-name="P125"><text:span text:style-name="T30">Unit test: verifica di una singola parte del problema.</text:span></text:p>
                </text:list-item>
                <text:list-item>
                  <text:p text:style-name="P125"><text:span text:style-name="T30">Test di integrazione: verifica della coesione tra le parti.</text:span></text:p>
                </text:list-item>
                <text:list-item>
                  <text:p text:style-name="P125"><text:span text:style-name="T30">Test di funzioni esterne: verifica di corretta interfaccia con funzionalita’ e servizi esterni.</text:span></text:p>
                </text:list-item>
                <text:list-item>
                  <text:p text:style-name="P125"><text:span text:style-name="T30">Test di sistema: verifica la correttezza rispetto agli obiettivi del problema.</text:span></text:p>
                </text:list-item>
                <text:list-item>
                  <text:p text:style-name="P125"><text:span text:style-name="T30">Test di accettazione: verifica di corretta validazione dei dati e degli accessi.</text:span></text:p>
                </text:list-item>
                <text:list-item>
                  <text:p text:style-name="P125"><text:span text:style-name="T30">Test di installazione: verifica di corretta installazione nell’ambiente di rilascio.</text:span></text:p>
                </text:list-item>
              </text:list>
            </text:list-item>
          </text:list>
        </text:list-item>
        <text:list-item>
          <text:p text:style-name="P123"><text:span text:style-name="T2">Verifica formale</text:span><text:span text:style-name="T30">: garantisce la correttezza ma e’ molto oneroso:</text:span></text:p>
          <text:list>
            <text:list-item>
              <text:p text:style-name="P128"><text:span text:style-name="T30">Invece di elencare gli stati delle variabili in una tabella, si annotano le relazioni tra le variabili generalmente accettabili.</text:span></text:p>
            </text:list-item>
            <text:list-item>
              <text:p text:style-name="P129"><text:span text:style-name="T30">Si sposa con la filosofia top down.</text:span></text:p>
            </text:list-item>
            <text:list-item>
              <text:p text:style-name="P129"><text:span text:style-name="T30">Regole:</text:span></text:p>
              <text:list>
                <text:list-item>
                  <text:p text:style-name="P129"><text:span text:style-name="T30">Le relazioni prima e dopo l’esecuzione di determinate istruzioni devono rimanere valide.</text:span></text:p>
                </text:list-item>
                <text:list-item>
                  <text:p text:style-name="P129"><text:span text:style-name="T30">Quando un sottoprogramma/istruzione e’ accessibile da piu’ punti, questo deve gestire tutti i casi di accesso.</text:span></text:p>
                </text:list-item>
                <text:list-item>
                  <text:p text:style-name="P130"><text:span text:style-name="T30">Il valore delle condizioni di verifica devono essere esplicitate nel flusso in entrambi i casi (valido/non-valido).</text:span></text:p>
                </text:list-item>
                <text:list-item>
                  <text:p text:style-name="P131"><text:span text:style-name="T30">Le premesse che cambiano variabile di appoggio non sono piu’ dipendenti dalle variabili da cui sono state tratte.</text:span></text:p>
                </text:list-item>
              </text:list>
            </text:list-item>
            <text:list-item>
              <text:p text:style-name="P132"><text:span text:style-name="T30">Quando si incontrano i cicli, bisogna identificare i punti di taglio </text:span><text:span text:style-name="T34">ed esplicitare la condizione di verifica (che prende il nome di invariante di ciclo).</text:span><text:span text:style-name="T35">ss</text:span></text:p>
            </text:list-item>
          </text:list>
        </text:list-item>
      </text:list>
      <text:p text:style-name="P122"><text:span text:style-name="T30"/></text:p>
      <text:p text:style-name="P126"><text:span text:style-name="T29">Modifica del codice</text:span><text:span text:style-name="T30">:</text:span></text:p>
      <text:list xml:id="list1343744448" text:style-name="L35">
        <text:list-item>
          <text:p text:style-name="P172"><text:span text:style-name="T2">Controllare che le modifiche non abbiano introdotto nuovi errori</text:span></text:p>
        </text:list-item>
        <text:list-item>
          <text:p text:style-name="P127"><text:span text:style-name="T2">Regression testing</text:span><text:span text:style-name="T30">: collaudo di funzionalita’ preesistenti</text:span></text:p>
        </text:list-item>
        <text:list-item>
          <text:p text:style-name="P127"><text:span text:style-name="T2">Collaudo selettivo</text:span><text:span text:style-name="T30">: scelta di sottoinsieme da testare in maniera unitari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it" fo:country="IT"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it" fo:country="IT"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8:02:13.532060826</meta:creation-date>
    <dc:date>2019-03-16T22:58:41.089816066</dc:date>
    <meta:editing-duration>PT18H57M10S</meta:editing-duration>
    <meta:editing-cycles>132</meta:editing-cycles>
    <meta:generator>LibreOffice/6.2.0.3$Linux_X86_64 LibreOffice_project/20$Build-3</meta:generator>
    <meta:document-statistic meta:table-count="0" meta:image-count="0" meta:object-count="0" meta:page-count="12" meta:paragraph-count="314" meta:word-count="3789" meta:character-count="24395" meta:non-whitespace-character-count="21149"/>
  </office:meta>
</office:document-meta>
</file>